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color="#0000FF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  <style:text-properties fo:color="#FF0000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1F497D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Hyperlink_32_2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10" style:family="table-cell" style:parent-style-name="Hyperlink" style:data-style-name="N0">
      <style:table-cell-properties fo:background-color="#FFFFFF"/>
      <style:text-properties fo:color="#1F4E78" fo:font-size="10pt" style:font-size-asian="10pt" style:font-size-complex="10pt" style:text-underline-style="solid" style:text-underline-type="single"/>
    </style:style>
    <style:style style:name="ce11" style:family="table-cell" style:parent-style-name="Default" style:data-style-name="N0">
      <style:table-cell-properties fo:background-color="#FFFFFF"/>
      <style:text-properties fo:color="#1F4E78" fo:font-size="10pt" style:font-size-asian="10pt" style:font-size-complex="10pt"/>
    </style:style>
    <style:style style:name="ce12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weight="bold" style:font-weight-asian="bold" style:font-weight-complex="bold"/>
    </style:style>
    <style:style style:name="ce14" style:family="table-cell" style:parent-style-name="Normal_32_2" style:data-style-name="N0">
      <style:table-cell-properties style:vertical-align="top" fo:background-color="#FFFFFF"/>
      <style:text-properties fo:color="#009999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6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7" style:family="table-cell" style:parent-style-name="Normal_32_2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8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Normal_AT1.18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Sheet1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" style:family="table-cell" style:parent-style-name="Normal_AT1.18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8" style:family="table-cell" style:parent-style-name="Comma_32_6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9" style:family="table-cell" style:parent-style-name="Normal_AT1.18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Normal_AT1.18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31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Sheet1_32_2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3" style:family="table-cell" style:parent-style-name="Normal_Sheet1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4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35" style:family="table-cell" style:parent-style-name="Comma_32_6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6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37" style:family="table-cell" style:parent-style-name="Comma_32_6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39" style:family="table-cell" style:parent-style-name="Normal_AT1.18" style:data-style-name="N39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0" style:family="table-cell" style:parent-style-name="Normal_AT1.18" style:data-style-name="N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1" style:family="table-cell" style:parent-style-name="Normal_AT1.18" style:data-style-name="N40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Normal_32_3_32_3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weight="bold" style:font-weight-asian="bold" style:font-weight-complex="bold"/>
    </style:style>
    <style:style style:name="ce44" style:family="table-cell" style:parent-style-name="Normal_32_3_32_3" style:data-style-name="N0">
      <style:table-cell-properties style:vertical-align="automatic" fo:background-color="#FFFFFF"/>
    </style:style>
    <style:style style:name="ce45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47" style:family="table-cell" style:parent-style-name="Normal_AT1.18" style:data-style-name="N4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8" style:family="table-cell" style:parent-style-name="Normal_AT1.18" style:data-style-name="N42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9" style:family="table-cell" style:parent-style-name="Normal_AT1.18" style:data-style-name="N43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0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/>
    </style:style>
    <style:style style:name="ce51" style:family="table-cell" style:parent-style-name="Normal_32_3_32_3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52" style:family="table-cell" style:parent-style-name="Comma_32_6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71979166666667cm" style:use-optimal-column-width="true"/>
    </style:style>
    <style:style style:name="co7" style:family="table-column">
      <style:table-column-properties fo:break-before="auto" style:column-width="5.582708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_of_contents" table:style-name="ta1">
        <table:table-column table:style-name="co1" table:number-columns-repeated="1638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2022-23 English Housing Survey Headline Report<text:s/></text:p>
          </table:table-cell>
          <table:table-cell table:style-name="ce4"/>
          <table:table-cell table:number-columns-repeated="3" table:style-name="ce5"/>
          <table:table-cell table:style-name="ce6"/>
          <table:table-cell table:number-columns-repeated="9" table:style-name="ce5"/>
          <table:table-cell table:number-columns-repeated="16368"/>
        </table:table-row>
        <table:table-row table:style-name="ro2">
          <table:table-cell/>
          <table:table-cell table:style-name="ce3"/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2">
          <table:table-cell/>
          <table:table-cell office:value-type="string" table:style-name="ce3">
            <text:p>Chapter 6: Annex Tables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/>
          <table:table-cell table:style-name="ce2"/>
          <table:table-cell table:style-name="ce7"/>
          <table:table-cell table:number-columns-repeated="13" table:style-name="ce5"/>
          <table:table-cell table:number-columns-repeated="16368"/>
        </table:table-row>
        <table:table-row table:style-name="ro2">
          <table:table-cell/>
          <table:table-cell office:value-type="string" table:style-name="ce8">
            <text:p>ANNEX TABLES</text:p>
          </table:table-cell>
          <table:table-cell table:style-name="ce7"/>
          <table:table-cell table:number-columns-repeated="13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6.1</text:p>
          </table:table-cell>
          <table:table-cell office:value-type="string" table:style-name="ce10">
            <text:p><text:a xlink:href="#AT6_1.A1">Well-being, by tenure,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6.2</text:p>
          </table:table-cell>
          <table:table-cell office:value-type="string" table:style-name="ce10">
            <text:p><text:a xlink:href="#AT6_2.A1">Loneliness, by tenure,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table:style-name="ce5"/>
          <table:table-cell table:style-name="ce11"/>
          <table:table-cell table:number-columns-repeated="13" table:style-name="ce5"/>
          <table:table-cell table:number-columns-repeated="16368"/>
        </table:table-row>
        <table:table-row table:number-rows-repeated="22" table:style-name="ro1">
          <table:table-cell/>
          <table:table-cell table:number-columns-repeated="15" table:style-name="ce5"/>
          <table:table-cell table:number-columns-repeated="16368"/>
        </table:table-row>
        <table:table-row table:number-rows-repeated="1048545" table:style-name="ro1">
          <table:table-cell table:number-columns-repeated="16384"/>
        </table:table-row>
        <table:named-expressions>
          <table:named-range table:name="Print_Area" table:cell-range-address="List_of_contents.$A$1:List_of_contents.$L$10" table:base-cell-address="List_of_contents.$A$1"/>
        </table:named-expressions>
      </table:table>
      <table:table table:name="AT6_1" table:style-name="ta2">
        <table:table-column table:style-name="co1" table:default-cell-style-name="ce12"/>
        <table:table-column table:style-name="co2" table:default-cell-style-name="ce12"/>
        <table:table-column table:style-name="co3" table:number-columns-repeated="8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1" table:number-columns-repeated="16370" table:default-cell-style-name="ce12"/>
        <table:table-row table:style-name="ro3">
          <table:table-cell table:style-name="ce2"/>
          <table:table-cell table:number-columns-repeated="18" table:style-name="ce12"/>
          <table:table-cell table:number-columns-repeated="16365" table:style-name="ce2"/>
        </table:table-row>
        <table:table-row table:style-name="ro4">
          <table:table-cell table:style-name="ce2"/>
          <table:table-cell office:value-type="string" table:style-name="ce13">
            <text:p>Annex Table 6.1: Well-being, by tenure, 2022-23</text:p>
          </table:table-cell>
          <table:table-cell table:style-name="ce14"/>
          <table:table-cell table:number-columns-repeated="16" table:style-name="ce12"/>
          <table:table-cell table:number-columns-repeated="16365" table:style-name="ce2"/>
        </table:table-row>
        <table:table-row table:style-name="ro5">
          <table:table-cell table:number-columns-repeated="16384"/>
        </table:table-row>
        <table:table-row table:style-name="ro5">
          <table:table-cell table:style-name="ce2"/>
          <table:table-cell office:value-type="string" table:style-name="ce15">
            <text:p>all household reference persons</text:p>
          </table:table-cell>
          <table:table-cell table:style-name="ce16"/>
          <table:table-cell table:number-columns-repeated="2" table:style-name="ce17"/>
          <table:table-cell table:number-columns-repeated="9" table:style-name="ce12"/>
          <table:table-cell table:number-columns-repeated="16370" table:style-name="ce2"/>
        </table:table-row>
        <table:table-row table:style-name="ro6">
          <table:table-cell table:style-name="ce2"/>
          <table:table-cell table:style-name="ce18"/>
          <table:table-cell office:value-type="string" table:style-name="ce19">
            <text:p>own outright</text:p>
          </table:table-cell>
          <table:table-cell office:value-type="string" table:style-name="ce19">
            <text:p>buying with mortgage</text:p>
          </table:table-cell>
          <table:table-cell office:value-type="string" table:style-name="ce19">
            <text:p>all owner occupiers</text:p>
          </table:table-cell>
          <table:table-cell office:value-type="string" table:style-name="ce19">
            <text:p>private renters</text:p>
          </table:table-cell>
          <table:table-cell office:value-type="string" table:style-name="ce19">
            <text:p>local authority</text:p>
          </table:table-cell>
          <table:table-cell office:value-type="string" table:style-name="ce19">
            <text:p>housing association</text:p>
          </table:table-cell>
          <table:table-cell office:value-type="string" table:style-name="ce19">
            <text:p>all social renters</text:p>
          </table:table-cell>
          <table:table-cell office:value-type="string" table:style-name="ce19">
            <text:p>all households</text:p>
          </table:table-cell>
          <table:table-cell table:style-name="ce20"/>
          <table:table-cell table:style-name="ce21"/>
          <table:table-cell table:style-name="ce20"/>
          <table:table-cell table:style-name="ce12"/>
          <table:table-cell table:number-columns-spanned="4" table:number-rows-spanned="1" table:style-name="ce42"/>
          <table:covered-table-cell table:number-columns-repeated="3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table:style-name="ce12"/>
          <table:table-cell table:style-name="ce23"/>
          <table:table-cell table:number-columns-repeated="2" table:style-name="ce12"/>
          <table:table-cell table:style-name="ce24"/>
          <table:table-cell table:style-name="ce12"/>
          <table:table-cell table:number-columns-repeated="2" table:style-name="ce24"/>
          <table:table-cell office:value-type="string" table:style-name="ce23">
            <text:p>mean score (out of 10)</text:p>
          </table:table-cell>
          <table:table-cell table:number-columns-repeated="4" table:style-name="ce12"/>
          <table:table-cell table:number-columns-spanned="4" table:number-rows-spanned="1" table:style-name="ce42"/>
          <table:covered-table-cell table:number-columns-repeated="3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25">
            <text:p>Life satisfaction</text:p>
          </table:table-cell>
          <table:table-cell office:value-type="float" office:value="7.910066031156723" table:style-name="ce26">
            <text:p>7.9</text:p>
          </table:table-cell>
          <table:table-cell office:value-type="float" office:value="7.6133120788644666" table:style-name="ce26">
            <text:p>7.6</text:p>
          </table:table-cell>
          <table:table-cell office:value-type="float" office:value="7.7866965860015034" table:style-name="ce26">
            <text:p>7.8</text:p>
          </table:table-cell>
          <table:table-cell office:value-type="float" office:value="7.2672507884562405" table:style-name="ce26">
            <text:p>7.3</text:p>
          </table:table-cell>
          <table:table-cell office:value-type="float" office:value="6.6797765970924479" table:style-name="ce26">
            <text:p>6.7</text:p>
          </table:table-cell>
          <table:table-cell office:value-type="float" office:value="6.7900375509357387" table:style-name="ce26">
            <text:p>6.8</text:p>
          </table:table-cell>
          <table:table-cell office:value-type="float" office:value="6.7480106966641529" table:style-name="ce26">
            <text:p>6.7</text:p>
          </table:table-cell>
          <table:table-cell office:value-type="float" office:value="7.5044476118505861" table:style-name="ce26">
            <text:p>7.5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25">
            <text:p>Life is worthwhile</text:p>
          </table:table-cell>
          <table:table-cell office:value-type="float" office:value="8.1068020910016223" table:style-name="ce26">
            <text:p>8.1</text:p>
          </table:table-cell>
          <table:table-cell office:value-type="float" office:value="7.8989233528571292" table:style-name="ce26">
            <text:p>7.9</text:p>
          </table:table-cell>
          <table:table-cell office:value-type="float" office:value="8.0203116326306869" table:style-name="ce26">
            <text:p>8.0</text:p>
          </table:table-cell>
          <table:table-cell office:value-type="float" office:value="7.672090077306331" table:style-name="ce26">
            <text:p>7.7</text:p>
          </table:table-cell>
          <table:table-cell office:value-type="float" office:value="7.3464097252909957" table:style-name="ce26">
            <text:p>7.3</text:p>
          </table:table-cell>
          <table:table-cell office:value-type="float" office:value="7.2139558910306825" table:style-name="ce26">
            <text:p>7.2</text:p>
          </table:table-cell>
          <table:table-cell office:value-type="float" office:value="7.2643629615559568" table:style-name="ce26">
            <text:p>7.3</text:p>
          </table:table-cell>
          <table:table-cell office:value-type="float" office:value="7.8211987884250016" table:style-name="ce26">
            <text:p>7.8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25">
            <text:p>Happiness</text:p>
          </table:table-cell>
          <table:table-cell office:value-type="float" office:value="7.8539383184918448" table:style-name="ce26">
            <text:p>7.9</text:p>
          </table:table-cell>
          <table:table-cell office:value-type="float" office:value="7.544624444329143" table:style-name="ce26">
            <text:p>7.5</text:p>
          </table:table-cell>
          <table:table-cell office:value-type="float" office:value="7.7253734808667049" table:style-name="ce26">
            <text:p>7.7</text:p>
          </table:table-cell>
          <table:table-cell office:value-type="float" office:value="7.2000229023966975" table:style-name="ce26">
            <text:p>7.2</text:p>
          </table:table-cell>
          <table:table-cell office:value-type="float" office:value="6.8508649358848359" table:style-name="ce26">
            <text:p>6.9</text:p>
          </table:table-cell>
          <table:table-cell office:value-type="float" office:value="6.9236918033911241" table:style-name="ce26">
            <text:p>6.9</text:p>
          </table:table-cell>
          <table:table-cell office:value-type="float" office:value="6.8959359700973417" table:style-name="ce26">
            <text:p>6.9</text:p>
          </table:table-cell>
          <table:table-cell office:value-type="float" office:value="7.4787366221402145" table:style-name="ce26">
            <text:p>7.5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31">
            <text:p>Anxiety<text:s/></text:p>
          </table:table-cell>
          <table:table-cell office:value-type="float" office:value="2.686139989532093" table:style-name="ce32">
            <text:p>2.7</text:p>
          </table:table-cell>
          <table:table-cell office:value-type="float" office:value="3.0704745750752589" table:style-name="ce32">
            <text:p>3.1</text:p>
          </table:table-cell>
          <table:table-cell office:value-type="float" office:value="2.8459881648711605" table:style-name="ce32">
            <text:p>2.8</text:p>
          </table:table-cell>
          <table:table-cell office:value-type="float" office:value="3.4423628054878157" table:style-name="ce32">
            <text:p>3.4</text:p>
          </table:table-cell>
          <table:table-cell office:value-type="float" office:value="3.7196940671035739" table:style-name="ce32">
            <text:p>3.7</text:p>
          </table:table-cell>
          <table:table-cell office:value-type="float" office:value="3.5672771052548864" table:style-name="ce32">
            <text:p>3.6</text:p>
          </table:table-cell>
          <table:table-cell office:value-type="float" office:value="3.6252679211659116" table:style-name="ce32">
            <text:p>3.6</text:p>
          </table:table-cell>
          <table:table-cell office:value-type="float" office:value="3.0974586992779494" table:style-name="ce32">
            <text:p>3.1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table:style-name="ce25"/>
          <table:table-cell table:number-columns-repeated="7" table:style-name="ce33"/>
          <table:table-cell office:value-type="string" table:style-name="ce33">
            <text:p>sample size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34">
            <text:p>Life satisfaction</text:p>
          </table:table-cell>
          <table:table-cell office:value-type="float" office:value="2453" table:style-name="ce35">
            <text:p>2453</text:p>
          </table:table-cell>
          <table:table-cell office:value-type="float" office:value="1646" table:style-name="ce35">
            <text:p>1646</text:p>
          </table:table-cell>
          <table:table-cell office:value-type="float" office:value="4099" table:style-name="ce35">
            <text:p>4099</text:p>
          </table:table-cell>
          <table:table-cell office:value-type="float" office:value="2188" table:style-name="ce35">
            <text:p>2188</text:p>
          </table:table-cell>
          <table:table-cell office:value-type="float" office:value="1280" table:style-name="ce35">
            <text:p>1280</text:p>
          </table:table-cell>
          <table:table-cell office:value-type="float" office:value="2043" table:style-name="ce35">
            <text:p>2043</text:p>
          </table:table-cell>
          <table:table-cell office:value-type="float" office:value="3323" table:style-name="ce35">
            <text:p>3323</text:p>
          </table:table-cell>
          <table:table-cell office:value-type="float" office:value="9610" table:style-name="ce35">
            <text:p>9610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34">
            <text:p>Life is worthwhile</text:p>
          </table:table-cell>
          <table:table-cell office:value-type="float" office:value="2447" table:style-name="ce35">
            <text:p>2447</text:p>
          </table:table-cell>
          <table:table-cell office:value-type="float" office:value="1644" table:style-name="ce35">
            <text:p>1644</text:p>
          </table:table-cell>
          <table:table-cell office:value-type="float" office:value="4091" table:style-name="ce35">
            <text:p>4091</text:p>
          </table:table-cell>
          <table:table-cell office:value-type="float" office:value="2182" table:style-name="ce35">
            <text:p>2182</text:p>
          </table:table-cell>
          <table:table-cell office:value-type="float" office:value="1270" table:style-name="ce35">
            <text:p>1270</text:p>
          </table:table-cell>
          <table:table-cell office:value-type="float" office:value="2041" table:style-name="ce35">
            <text:p>2041</text:p>
          </table:table-cell>
          <table:table-cell office:value-type="float" office:value="3311" table:style-name="ce35">
            <text:p>3311</text:p>
          </table:table-cell>
          <table:table-cell office:value-type="float" office:value="9584" table:style-name="ce35">
            <text:p>9584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34">
            <text:p>Happiness</text:p>
          </table:table-cell>
          <table:table-cell office:value-type="float" office:value="2453" table:style-name="ce35">
            <text:p>2453</text:p>
          </table:table-cell>
          <table:table-cell office:value-type="float" office:value="1645" table:style-name="ce35">
            <text:p>1645</text:p>
          </table:table-cell>
          <table:table-cell office:value-type="float" office:value="4098" table:style-name="ce35">
            <text:p>4098</text:p>
          </table:table-cell>
          <table:table-cell office:value-type="float" office:value="2188" table:style-name="ce35">
            <text:p>2188</text:p>
          </table:table-cell>
          <table:table-cell office:value-type="float" office:value="1277" table:style-name="ce35">
            <text:p>1277</text:p>
          </table:table-cell>
          <table:table-cell office:value-type="float" office:value="2041" table:style-name="ce35">
            <text:p>2041</text:p>
          </table:table-cell>
          <table:table-cell office:value-type="float" office:value="3318" table:style-name="ce35">
            <text:p>3318</text:p>
          </table:table-cell>
          <table:table-cell office:value-type="float" office:value="9604" table:style-name="ce35">
            <text:p>9604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36">
            <text:p>Anxiety<text:s/></text:p>
          </table:table-cell>
          <table:table-cell office:value-type="float" office:value="2453" table:style-name="ce37">
            <text:p>2453</text:p>
          </table:table-cell>
          <table:table-cell office:value-type="float" office:value="1645" table:style-name="ce37">
            <text:p>1645</text:p>
          </table:table-cell>
          <table:table-cell office:value-type="float" office:value="4098" table:style-name="ce37">
            <text:p>4098</text:p>
          </table:table-cell>
          <table:table-cell office:value-type="float" office:value="2187" table:style-name="ce37">
            <text:p>2187</text:p>
          </table:table-cell>
          <table:table-cell office:value-type="float" office:value="1276" table:style-name="ce37">
            <text:p>1276</text:p>
          </table:table-cell>
          <table:table-cell office:value-type="float" office:value="2040" table:style-name="ce37">
            <text:p>2040</text:p>
          </table:table-cell>
          <table:table-cell office:value-type="float" office:value="3316" table:style-name="ce37">
            <text:p>3316</text:p>
          </table:table-cell>
          <table:table-cell office:value-type="float" office:value="9601" table:style-name="ce37">
            <text:p>9601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38">
            <text:p>Source: English Housing Survey, full household sample</text:p>
          </table:table-cell>
          <table:table-cell table:style-name="ce38"/>
          <table:table-cell table:number-columns-repeated="11" table:style-name="ce12"/>
          <table:table-cell table:style-name="ce29"/>
          <table:table-cell table:style-name="ce39"/>
          <table:table-cell table:style-name="ce40"/>
          <table:table-cell table:style-name="ce41"/>
          <table:table-cell table:style-name="ce22"/>
          <table:table-cell table:number-columns-repeated="16365" table:style-name="ce2"/>
        </table:table-row>
        <table:table-row table:style-name="ro5">
          <table:table-cell table:number-columns-repeated="14" table:style-name="ce2"/>
          <table:table-cell table:style-name="ce29"/>
          <table:table-cell table:style-name="ce39"/>
          <table:table-cell table:style-name="ce40"/>
          <table:table-cell table:style-name="ce41"/>
          <table:table-cell table:style-name="ce22"/>
          <table:table-cell table:number-columns-repeated="16365" table:style-name="ce2"/>
        </table:table-row>
        <table:table-row table:number-rows-repeated="1048559" table:style-name="ro5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6_1.$A$1:AT6_1.$L$17" table:base-cell-address="AT6_1.$A$1"/>
        </table:named-expressions>
      </table:table>
      <table:table table:name="AT6_2" table:style-name="ta2">
        <table:table-column table:style-name="co1" table:default-cell-style-name="ce12"/>
        <table:table-column table:style-name="co7" table:default-cell-style-name="ce12"/>
        <table:table-column table:style-name="co3" table:number-columns-repeated="8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8" table:default-cell-style-name="ce12"/>
        <table:table-column table:style-name="co1" table:number-columns-repeated="6" table:default-cell-style-name="ce12"/>
        <table:table-column table:style-name="co9" table:number-columns-repeated="16363" table:default-cell-style-name="ce12"/>
        <table:table-row table:style-name="ro3">
          <table:table-cell table:style-name="ce2"/>
          <table:table-cell table:number-columns-repeated="18" table:style-name="ce12"/>
          <table:table-cell table:number-columns-repeated="16365" table:style-name="ce2"/>
        </table:table-row>
        <table:table-row table:style-name="ro4">
          <table:table-cell table:style-name="ce2"/>
          <table:table-cell office:value-type="string" table:style-name="ce43">
            <text:p>Annex Table 6.2: Loneliness, by tenure, 2022-23</text:p>
          </table:table-cell>
          <table:table-cell table:style-name="ce14"/>
          <table:table-cell table:number-columns-repeated="16" table:style-name="ce12"/>
          <table:table-cell table:number-columns-repeated="16365" table:style-name="ce2"/>
        </table:table-row>
        <table:table-row table:style-name="ro5">
          <table:table-cell table:number-columns-repeated="16384"/>
        </table:table-row>
        <table:table-row table:style-name="ro5">
          <table:table-cell table:style-name="ce2"/>
          <table:table-cell office:value-type="string" table:style-name="ce15">
            <text:p>all household reference persons</text:p>
          </table:table-cell>
          <table:table-cell table:style-name="ce16"/>
          <table:table-cell table:number-columns-repeated="2" table:style-name="ce17"/>
          <table:table-cell table:number-columns-repeated="9" table:style-name="ce12"/>
          <table:table-cell table:number-columns-repeated="5" table:style-name="ce44"/>
          <table:table-cell table:number-columns-repeated="16365" table:style-name="ce2"/>
        </table:table-row>
        <table:table-row table:style-name="ro6">
          <table:table-cell table:style-name="ce2"/>
          <table:table-cell table:style-name="ce18"/>
          <table:table-cell office:value-type="string" table:style-name="ce19">
            <text:p>own outright</text:p>
          </table:table-cell>
          <table:table-cell office:value-type="string" table:style-name="ce19">
            <text:p>buying with mortgage</text:p>
          </table:table-cell>
          <table:table-cell office:value-type="string" table:style-name="ce19">
            <text:p>all owner occupiers</text:p>
          </table:table-cell>
          <table:table-cell office:value-type="string" table:style-name="ce19">
            <text:p>private renters</text:p>
          </table:table-cell>
          <table:table-cell office:value-type="string" table:style-name="ce19">
            <text:p>local authority</text:p>
          </table:table-cell>
          <table:table-cell office:value-type="string" table:style-name="ce19">
            <text:p>housing association</text:p>
          </table:table-cell>
          <table:table-cell office:value-type="string" table:style-name="ce19">
            <text:p>all social renters</text:p>
          </table:table-cell>
          <table:table-cell office:value-type="string" table:style-name="ce19">
            <text:p>all households</text:p>
          </table:table-cell>
          <table:table-cell table:style-name="ce20"/>
          <table:table-cell table:style-name="ce21"/>
          <table:table-cell table:style-name="ce20"/>
          <table:table-cell table:style-name="ce12"/>
          <table:table-cell table:number-columns-spanned="4" table:number-rows-spanned="1" table:style-name="ce42"/>
          <table:covered-table-cell table:number-columns-repeated="3"/>
          <table:table-cell table:style-name="ce22"/>
          <table:table-cell table:number-columns-repeated="16365" table:style-name="ce2"/>
        </table:table-row>
        <table:table-row table:style-name="ro3">
          <table:table-cell table:style-name="ce2"/>
          <table:table-cell table:style-name="ce12"/>
          <table:table-cell table:style-name="ce23"/>
          <table:table-cell table:number-columns-repeated="2" table:style-name="ce12"/>
          <table:table-cell table:style-name="ce24"/>
          <table:table-cell table:style-name="ce12"/>
          <table:table-cell table:number-columns-repeated="2" table:style-name="ce24"/>
          <table:table-cell office:value-type="string" table:style-name="ce24">
            <text:p>percentages</text:p>
          </table:table-cell>
          <table:table-cell table:style-name="ce27"/>
          <table:table-cell table:style-name="ce28"/>
          <table:table-cell table:number-columns-repeated="2" table:style-name="ce12"/>
          <table:table-cell table:style-name="ce29"/>
          <table:table-cell table:number-columns-repeated="3" table:style-name="ce30"/>
          <table:table-cell table:style-name="ce2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45">
            <text:p>How often do you feel lonely?</text:p>
          </table:table-cell>
          <table:table-cell table:number-columns-repeated="8" table:style-name="ce26"/>
          <table:table-cell table:number-columns-repeated="4" table:style-name="ce12"/>
          <table:table-cell table:style-name="ce29"/>
          <table:table-cell table:style-name="ce39"/>
          <table:table-cell table:style-name="ce40"/>
          <table:table-cell table:style-name="ce41"/>
          <table:table-cell table:style-name="ce2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46">
            <text:p>Often or always</text:p>
          </table:table-cell>
          <table:table-cell office:value-type="float" office:value="5.9785233202894199" table:style-name="ce26">
            <text:p>6.0</text:p>
          </table:table-cell>
          <table:table-cell office:value-type="float" office:value="3.7548524813357398" table:style-name="ce26">
            <text:p>3.8</text:p>
          </table:table-cell>
          <table:table-cell office:value-type="float" office:value="5.0549841948329197" table:style-name="ce26">
            <text:p>5.1</text:p>
          </table:table-cell>
          <table:table-cell office:value-type="float" office:value="6.7320611323481696" table:style-name="ce26">
            <text:p>6.7</text:p>
          </table:table-cell>
          <table:table-cell office:value-type="float" office:value="14.923182182705901" table:style-name="ce26">
            <text:p>14.9</text:p>
          </table:table-cell>
          <table:table-cell office:value-type="float" office:value="14.3181120206496" table:style-name="ce26">
            <text:p>14.3</text:p>
          </table:table-cell>
          <table:table-cell office:value-type="float" office:value="14.548793804005999" table:style-name="ce26">
            <text:p>14.5</text:p>
          </table:table-cell>
          <table:table-cell office:value-type="float" office:value="7.0430068378680204" table:style-name="ce26">
            <text:p>7.0</text:p>
          </table:table-cell>
          <table:table-cell table:number-columns-repeated="4" table:style-name="ce12"/>
          <table:table-cell table:style-name="ce29"/>
          <table:table-cell table:style-name="ce47"/>
          <table:table-cell table:style-name="ce48"/>
          <table:table-cell table:style-name="ce49"/>
          <table:table-cell table:style-name="ce2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46">
            <text:p>Some of the time<text:s/></text:p>
          </table:table-cell>
          <table:table-cell office:value-type="float" office:value="12.332638614445701" table:style-name="ce26">
            <text:p>12.3</text:p>
          </table:table-cell>
          <table:table-cell office:value-type="float" office:value="10.4740475210423" table:style-name="ce26">
            <text:p>10.5</text:p>
          </table:table-cell>
          <table:table-cell office:value-type="float" office:value="11.560725090683899" table:style-name="ce26">
            <text:p>11.6</text:p>
          </table:table-cell>
          <table:table-cell office:value-type="float" office:value="18.6905214472872" table:style-name="ce26">
            <text:p>18.7</text:p>
          </table:table-cell>
          <table:table-cell office:value-type="float" office:value="19.3850321040361" table:style-name="ce26">
            <text:p>19.4</text:p>
          </table:table-cell>
          <table:table-cell office:value-type="float" office:value="18.480233444478699" table:style-name="ce26">
            <text:p>18.5</text:p>
          </table:table-cell>
          <table:table-cell office:value-type="float" office:value="18.825186115183602" table:style-name="ce26">
            <text:p>18.8</text:p>
          </table:table-cell>
          <table:table-cell office:value-type="float" office:value="14.201808847244401" table:style-name="ce26">
            <text:p>14.2</text:p>
          </table:table-cell>
          <table:table-cell table:number-columns-repeated="9" table:style-name="ce1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46">
            <text:p>Occasionally</text:p>
          </table:table-cell>
          <table:table-cell office:value-type="float" office:value="20.506984300000699" table:style-name="ce26">
            <text:p>20.5</text:p>
          </table:table-cell>
          <table:table-cell office:value-type="float" office:value="17.3460272593695" table:style-name="ce26">
            <text:p>17.3</text:p>
          </table:table-cell>
          <table:table-cell office:value-type="float" office:value="19.194169718916498" table:style-name="ce26">
            <text:p>19.2</text:p>
          </table:table-cell>
          <table:table-cell office:value-type="float" office:value="21.302765584031" table:style-name="ce26">
            <text:p>21.3</text:p>
          </table:table-cell>
          <table:table-cell office:value-type="float" office:value="18.064629230834601" table:style-name="ce26">
            <text:p>18.1</text:p>
          </table:table-cell>
          <table:table-cell office:value-type="float" office:value="17.753267674154799" table:style-name="ce26">
            <text:p>17.8</text:p>
          </table:table-cell>
          <table:table-cell office:value-type="float" office:value="17.871973641937899" table:style-name="ce26">
            <text:p>17.9</text:p>
          </table:table-cell>
          <table:table-cell office:value-type="float" office:value="19.3659353089459" table:style-name="ce26">
            <text:p>19.4</text:p>
          </table:table-cell>
          <table:table-cell table:number-columns-repeated="9" table:style-name="ce1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46">
            <text:p>Hardly ever</text:p>
          </table:table-cell>
          <table:table-cell office:value-type="float" office:value="26.4626920782467" table:style-name="ce26">
            <text:p>26.5</text:p>
          </table:table-cell>
          <table:table-cell office:value-type="float" office:value="33.240221435708001" table:style-name="ce26">
            <text:p>33.2</text:p>
          </table:table-cell>
          <table:table-cell office:value-type="float" office:value="29.277548227770598" table:style-name="ce26">
            <text:p>29.3</text:p>
          </table:table-cell>
          <table:table-cell office:value-type="float" office:value="26.1424272975955" table:style-name="ce26">
            <text:p>26.1</text:p>
          </table:table-cell>
          <table:table-cell office:value-type="float" office:value="19.5569201854013" table:style-name="ce26">
            <text:p>19.6</text:p>
          </table:table-cell>
          <table:table-cell office:value-type="float" office:value="20.957104416523801" table:style-name="ce26">
            <text:p>21.0</text:p>
          </table:table-cell>
          <table:table-cell office:value-type="float" office:value="20.423286992169199" table:style-name="ce26">
            <text:p>20.4</text:p>
          </table:table-cell>
          <table:table-cell office:value-type="float" office:value="27.122522704833798" table:style-name="ce26">
            <text:p>27.1</text:p>
          </table:table-cell>
          <table:table-cell table:number-columns-repeated="9" table:style-name="ce1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50">
            <text:p>Never<text:s/></text:p>
          </table:table-cell>
          <table:table-cell office:value-type="float" office:value="34.719161687017703" table:style-name="ce32">
            <text:p>34.7</text:p>
          </table:table-cell>
          <table:table-cell office:value-type="float" office:value="35.184851302544402" table:style-name="ce32">
            <text:p>35.2</text:p>
          </table:table-cell>
          <table:table-cell office:value-type="float" office:value="34.912572767796298" table:style-name="ce32">
            <text:p>34.9</text:p>
          </table:table-cell>
          <table:table-cell office:value-type="float" office:value="27.1322245387381" table:style-name="ce32">
            <text:p>27.1</text:p>
          </table:table-cell>
          <table:table-cell office:value-type="float" office:value="28.070236297022099" table:style-name="ce32">
            <text:p>28.1</text:p>
          </table:table-cell>
          <table:table-cell office:value-type="float" office:value="28.491282444192901" table:style-name="ce32">
            <text:p>28.5</text:p>
          </table:table-cell>
          <table:table-cell office:value-type="float" office:value="28.330759446703599" table:style-name="ce32">
            <text:p>28.3</text:p>
          </table:table-cell>
          <table:table-cell office:value-type="float" office:value="32.266726301107703" table:style-name="ce32">
            <text:p>32.3</text:p>
          </table:table-cell>
          <table:table-cell table:number-columns-repeated="9" table:style-name="ce12"/>
          <table:table-cell table:number-columns-repeated="16365" table:style-name="ce2"/>
        </table:table-row>
        <table:table-row table:style-name="ro5">
          <table:table-cell table:style-name="ce2"/>
          <table:table-cell table:style-name="ce25"/>
          <table:table-cell table:number-columns-repeated="8" table:style-name="ce26"/>
          <table:table-cell table:number-columns-repeated="9" table:style-name="ce1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51">
            <text:p>sample size</text:p>
          </table:table-cell>
          <table:table-cell office:value-type="float" office:value="2459" table:style-name="ce52">
            <text:p><text:s/>2,459<text:s/></text:p>
          </table:table-cell>
          <table:table-cell office:value-type="float" office:value="1645" table:style-name="ce52">
            <text:p><text:s/>1,645<text:s/></text:p>
          </table:table-cell>
          <table:table-cell office:value-type="float" office:value="4104" table:style-name="ce52">
            <text:p><text:s/>4,104<text:s/></text:p>
          </table:table-cell>
          <table:table-cell office:value-type="float" office:value="2186" table:style-name="ce52">
            <text:p><text:s/>2,186<text:s/></text:p>
          </table:table-cell>
          <table:table-cell office:value-type="float" office:value="1280" table:style-name="ce52">
            <text:p><text:s/>1,280<text:s/></text:p>
          </table:table-cell>
          <table:table-cell office:value-type="float" office:value="2041" table:style-name="ce52">
            <text:p><text:s/>2,041<text:s/></text:p>
          </table:table-cell>
          <table:table-cell office:value-type="float" office:value="3321" table:style-name="ce52">
            <text:p><text:s/>3,321<text:s/></text:p>
          </table:table-cell>
          <table:table-cell office:value-type="float" office:value="9611" table:style-name="ce52">
            <text:p><text:s/>9,611<text:s/></text:p>
          </table:table-cell>
          <table:table-cell table:number-columns-repeated="9" table:style-name="ce1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38">
            <text:p>Note: loneliness questions are only asked of the HRP. For this reason, only proportions are reported.</text:p>
          </table:table-cell>
          <table:table-cell table:number-columns-repeated="4" table:style-name="ce12"/>
          <table:table-cell table:number-columns-repeated="4" table:style-name="ce28"/>
          <table:table-cell table:number-columns-repeated="9" table:style-name="ce12"/>
          <table:table-cell table:number-columns-repeated="16365" table:style-name="ce2"/>
        </table:table-row>
        <table:table-row table:style-name="ro5">
          <table:table-cell table:style-name="ce2"/>
          <table:table-cell office:value-type="string" table:style-name="ce38">
            <text:p>Source: English Housing Survey, full household sample</text:p>
          </table:table-cell>
          <table:table-cell table:style-name="ce38"/>
          <table:table-cell table:number-columns-repeated="16" table:style-name="ce12"/>
          <table:table-cell table:number-columns-repeated="16365" table:style-name="ce2"/>
        </table:table-row>
        <table:table-row table:number-rows-repeated="2" table:style-name="ro5">
          <table:table-cell table:number-columns-repeated="16384"/>
        </table:table-row>
        <table:table-row table:number-rows-repeated="4" table:style-name="ro5">
          <table:table-cell table:number-columns-repeated="2" table:style-name="ce2"/>
          <table:table-cell table:number-columns-repeated="3" table:style-name="ce53"/>
          <table:table-cell table:number-columns-repeated="16379" table:style-name="ce2"/>
        </table:table-row>
        <table:table-row table:number-rows-repeated="1048554" table:style-name="ro5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6_2.$A$1:AT6_2.$K$17" table:base-cell-address="AT6_2.$A$1"/>
        </table:named-expressions>
      </table:table>
      <table:table table:name="'file:///C:/Windows%20NT%204.0%20Workstation%20Profile/ContinEHCS/ContinEHCS/Regional%20Report/Dwelling%20EHCS%202004.xls'#Survey_estimates" table:style-name="ta3">
        <table:table-source xlink:href="file:///C:/Windows%20NT%204.0%20Workstation%20Profile/ContinEHCS/ContinEHCS/Regional%20Report/Dwelling%20EHCS%202004.xls" table:table-name="Survey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" table:style-name="ta3">
        <table:table-source xlink:href="file:///C:/Windows%20NT%204.0%20Workstation%20Profile/ContinEHCS/ContinEHCS/Regional%20Report/Dwelling%20EHCS%202004.xls" table:table-name="SE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" table:style-name="ta3">
        <table:table-source xlink:href="file:///C:/Windows%20NT%204.0%20Workstation%20Profile/ContinEHCS/ContinEHCS/Regional%20Report/Dwelling%20EHCS%202004.xls" table:table-name="Social_Sec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" table:style-name="ta3">
        <table:table-source xlink:href="file:///C:/Windows%20NT%204.0%20Workstation%20Profile/ContinEHCS/ContinEHCS/Regional%20Report/Dwelling%20EHCS%202004.xls" table:table-name="Modelled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" table:style-name="ta3">
        <table:table-source xlink:href="file:///C:/Windows%20NT%204.0%20Workstation%20Profile/ContinEHCS/ContinEHCS/Regional%20Report/Dwelling%20EHCS%202004.xls" table:table-name="Mod_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" table:style-name="ta3">
        <table:table-source xlink:href="file:///C:/Windows%20NT%204.0%20Workstation%20Profile/ContinEHCS/ContinEHCS/Regional%20Report/Dwelling%20EHCS%202004.xls" table:table-name="CI_pri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" table:style-name="ta3">
        <table:table-source xlink:href="file:///C:/Windows%20NT%204.0%20Workstation%20Profile/ContinEHCS/ContinEHCS/Regional%20Report/Dwelling%20EHCS%202004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" table:style-name="ta3">
        <table:table-source xlink:href="file:///C:/Windows%20NT%204.0%20Workstation%20Profile/ContinEHCS/ContinEHCS/Regional%20Report/Dwelling%20EHCS%202004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" table:style-name="ta3">
        <table:table-source xlink:href="file:///C:/Windows%20NT%204.0%20Workstation%20Profile/ContinEHCS/ContinEHCS/Regional%20Report/Dwelling%20EHCS%202004.xls" table:table-name="Survey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" table:style-name="ta3">
        <table:table-source xlink:href="file:///C:/Windows%20NT%204.0%20Workstation%20Profile/ContinEHCS/ContinEHCS/Regional%20Report/Dwelling%20EHCS%202004.xls" table:table-name="SE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" table:style-name="ta3">
        <table:table-source xlink:href="file:///C:/Windows%20NT%204.0%20Workstation%20Profile/ContinEHCS/ContinEHCS/Regional%20Report/Dwelling%20EHCS%202004.xls" table:table-name="Social_Secto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" table:style-name="ta3">
        <table:table-source xlink:href="file:///C:/Windows%20NT%204.0%20Workstation%20Profile/ContinEHCS/ContinEHCS/Regional%20Report/Dwelling%20EHCS%202004.xls" table:table-name="Modelled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" table:style-name="ta3">
        <table:table-source xlink:href="file:///C:/Windows%20NT%204.0%20Workstation%20Profile/ContinEHCS/ContinEHCS/Regional%20Report/Dwelling%20EHCS%202004.xls" table:table-name="Mod_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" table:style-name="ta3">
        <table:table-source xlink:href="file:///C:/Windows%20NT%204.0%20Workstation%20Profile/ContinEHCS/ContinEHCS/Regional%20Report/Dwelling%20EHCS%202004.xls" table:table-name="CI_pri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" table:style-name="ta3">
        <table:table-source xlink:href="file:///C:/Windows%20NT%204.0%20Workstation%20Profile/ContinEHCS/ContinEHCS/Regional%20Report/Dwelling%20EHCS%202004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" table:style-name="ta3">
        <table:table-source xlink:href="file:///C:/Windows%20NT%204.0%20Workstation%20Profile/ContinEHCS/ContinEHCS/Regional%20Report/Dwelling%20EHCS%202004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3" table:style-name="ta3">
        <table:table-source xlink:href="file:///C:/Windows%20NT%204.0%20Workstation%20Profile/ContinEHCS/ContinEHCS/Regional%20Report/Dwelling%20EHCS%202004.xls" table:table-name="Survey_estimat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3" table:style-name="ta3">
        <table:table-source xlink:href="file:///C:/Windows%20NT%204.0%20Workstation%20Profile/ContinEHCS/ContinEHCS/Regional%20Report/Dwelling%20EHCS%202004.xls" table:table-name="SE_combined_0203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3" table:style-name="ta3">
        <table:table-source xlink:href="file:///C:/Windows%20NT%204.0%20Workstation%20Profile/ContinEHCS/ContinEHCS/Regional%20Report/Dwelling%20EHCS%202004.xls" table:table-name="Social_Secto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3" table:style-name="ta3">
        <table:table-source xlink:href="file:///C:/Windows%20NT%204.0%20Workstation%20Profile/ContinEHCS/ContinEHCS/Regional%20Report/Dwelling%20EHCS%202004.xls" table:table-name="Modelled_Estimat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3" table:style-name="ta3">
        <table:table-source xlink:href="file:///C:/Windows%20NT%204.0%20Workstation%20Profile/ContinEHCS/ContinEHCS/Regional%20Report/Dwelling%20EHCS%202004.xls" table:table-name="Mod__combined_0203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3" table:style-name="ta3">
        <table:table-source xlink:href="file:///C:/Windows%20NT%204.0%20Workstation%20Profile/ContinEHCS/ContinEHCS/Regional%20Report/Dwelling%20EHCS%202004.xls" table:table-name="CI_pri_WLS_l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3" table:style-name="ta3">
        <table:table-source xlink:href="file:///C:/Windows%20NT%204.0%20Workstation%20Profile/ContinEHCS/ContinEHCS/Regional%20Report/Dwelling%20EHCS%202004.xls" table:table-name="CI_Soc_WLS_lin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3" table:style-name="ta3">
        <table:table-source xlink:href="file:///C:/Windows%20NT%204.0%20Workstation%20Profile/ContinEHCS/ContinEHCS/Regional%20Report/Dwelling%20EHCS%202004.xls" table:table-name="CI_WLS_En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" table:style-name="ta3">
        <table:table-source xlink:href="file:///C:/Windows%20NT%204.0%20Workstation%20Profile/ContinEHCS/ContinEHCS/Regional%20Report/Dwelling%20EHCS%202004.xls" table:table-name="Survey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" table:style-name="ta3">
        <table:table-source xlink:href="file:///C:/Windows%20NT%204.0%20Workstation%20Profile/ContinEHCS/ContinEHCS/Regional%20Report/Dwelling%20EHCS%202004.xls" table:table-name="SE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" table:style-name="ta3">
        <table:table-source xlink:href="file:///C:/Windows%20NT%204.0%20Workstation%20Profile/ContinEHCS/ContinEHCS/Regional%20Report/Dwelling%20EHCS%202004.xls" table:table-name="Social_Secto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" table:style-name="ta3">
        <table:table-source xlink:href="file:///C:/Windows%20NT%204.0%20Workstation%20Profile/ContinEHCS/ContinEHCS/Regional%20Report/Dwelling%20EHCS%202004.xls" table:table-name="Modelled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" table:style-name="ta3">
        <table:table-source xlink:href="file:///C:/Windows%20NT%204.0%20Workstation%20Profile/ContinEHCS/ContinEHCS/Regional%20Report/Dwelling%20EHCS%202004.xls" table:table-name="Mod_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" table:style-name="ta3">
        <table:table-source xlink:href="file:///C:/Windows%20NT%204.0%20Workstation%20Profile/ContinEHCS/ContinEHCS/Regional%20Report/Dwelling%20EHCS%202004.xls" table:table-name="CI_pri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" table:style-name="ta3">
        <table:table-source xlink:href="file:///C:/Windows%20NT%204.0%20Workstation%20Profile/ContinEHCS/ContinEHCS/Regional%20Report/Dwelling%20EHCS%202004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" table:style-name="ta3">
        <table:table-source xlink:href="file:///C:/Windows%20NT%204.0%20Workstation%20Profile/ContinEHCS/ContinEHCS/Regional%20Report/Dwelling%20EHCS%202004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3" table:style-name="ta3">
        <table:table-source xlink:href="file:///C:/Windows%20NT%204.0%20Workstation%20Profile/ContinEHCS/ContinEHCS/Regional%20Report/Dwelling%20EHCS%202004.xls" table:table-name="Survey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3" table:style-name="ta3">
        <table:table-source xlink:href="file:///C:/Windows%20NT%204.0%20Workstation%20Profile/ContinEHCS/ContinEHCS/Regional%20Report/Dwelling%20EHCS%202004.xls" table:table-name="SE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3" table:style-name="ta3">
        <table:table-source xlink:href="file:///C:/Windows%20NT%204.0%20Workstation%20Profile/ContinEHCS/ContinEHCS/Regional%20Report/Dwelling%20EHCS%202004.xls" table:table-name="Social_Secto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3" table:style-name="ta3">
        <table:table-source xlink:href="file:///C:/Windows%20NT%204.0%20Workstation%20Profile/ContinEHCS/ContinEHCS/Regional%20Report/Dwelling%20EHCS%202004.xls" table:table-name="Modelled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3" table:style-name="ta3">
        <table:table-source xlink:href="file:///C:/Windows%20NT%204.0%20Workstation%20Profile/ContinEHCS/ContinEHCS/Regional%20Report/Dwelling%20EHCS%202004.xls" table:table-name="Mod_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3" table:style-name="ta3">
        <table:table-source xlink:href="file:///C:/Windows%20NT%204.0%20Workstation%20Profile/ContinEHCS/ContinEHCS/Regional%20Report/Dwelling%20EHCS%202004.xls" table:table-name="CI_pri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3" table:style-name="ta3">
        <table:table-source xlink:href="file:///C:/Windows%20NT%204.0%20Workstation%20Profile/ContinEHCS/ContinEHCS/Regional%20Report/Dwelling%20EHCS%202004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3" table:style-name="ta3">
        <table:table-source xlink:href="file:///C:/Windows%20NT%204.0%20Workstation%20Profile/ContinEHCS/ContinEHCS/Regional%20Report/Dwelling%20EHCS%202004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4" table:style-name="ta3">
        <table:table-source xlink:href="file:///C:/Windows%20NT%204.0%20Workstation%20Profile/ContinEHCS/ContinEHCS/Regional%20Report/Dwelling%20EHCS%202004.xls" table:table-name="Survey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4" table:style-name="ta3">
        <table:table-source xlink:href="file:///C:/Windows%20NT%204.0%20Workstation%20Profile/ContinEHCS/ContinEHCS/Regional%20Report/Dwelling%20EHCS%202004.xls" table:table-name="SE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4" table:style-name="ta3">
        <table:table-source xlink:href="file:///C:/Windows%20NT%204.0%20Workstation%20Profile/ContinEHCS/ContinEHCS/Regional%20Report/Dwelling%20EHCS%202004.xls" table:table-name="Social_Secto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4" table:style-name="ta3">
        <table:table-source xlink:href="file:///C:/Windows%20NT%204.0%20Workstation%20Profile/ContinEHCS/ContinEHCS/Regional%20Report/Dwelling%20EHCS%202004.xls" table:table-name="Modelled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4" table:style-name="ta3">
        <table:table-source xlink:href="file:///C:/Windows%20NT%204.0%20Workstation%20Profile/ContinEHCS/ContinEHCS/Regional%20Report/Dwelling%20EHCS%202004.xls" table:table-name="Mod_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4" table:style-name="ta3">
        <table:table-source xlink:href="file:///C:/Windows%20NT%204.0%20Workstation%20Profile/ContinEHCS/ContinEHCS/Regional%20Report/Dwelling%20EHCS%202004.xls" table:table-name="CI_pri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4" table:style-name="ta3">
        <table:table-source xlink:href="file:///C:/Windows%20NT%204.0%20Workstation%20Profile/ContinEHCS/ContinEHCS/Regional%20Report/Dwelling%20EHCS%202004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4" table:style-name="ta3">
        <table:table-source xlink:href="file:///C:/Windows%20NT%204.0%20Workstation%20Profile/ContinEHCS/ContinEHCS/Regional%20Report/Dwelling%20EHCS%202004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5" table:style-name="ta3">
        <table:table-source xlink:href="file:///C:/Windows%20NT%204.0%20Workstation%20Profile/ContinEHCS/ContinEHCS/Regional%20Report/Dwelling%20EHCS%202004.xls" table:table-name="Survey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5" table:style-name="ta3">
        <table:table-source xlink:href="file:///C:/Windows%20NT%204.0%20Workstation%20Profile/ContinEHCS/ContinEHCS/Regional%20Report/Dwelling%20EHCS%202004.xls" table:table-name="SE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5" table:style-name="ta3">
        <table:table-source xlink:href="file:///C:/Windows%20NT%204.0%20Workstation%20Profile/ContinEHCS/ContinEHCS/Regional%20Report/Dwelling%20EHCS%202004.xls" table:table-name="Social_Secto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5" table:style-name="ta3">
        <table:table-source xlink:href="file:///C:/Windows%20NT%204.0%20Workstation%20Profile/ContinEHCS/ContinEHCS/Regional%20Report/Dwelling%20EHCS%202004.xls" table:table-name="Modelled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5" table:style-name="ta3">
        <table:table-source xlink:href="file:///C:/Windows%20NT%204.0%20Workstation%20Profile/ContinEHCS/ContinEHCS/Regional%20Report/Dwelling%20EHCS%202004.xls" table:table-name="Mod_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5" table:style-name="ta3">
        <table:table-source xlink:href="file:///C:/Windows%20NT%204.0%20Workstation%20Profile/ContinEHCS/ContinEHCS/Regional%20Report/Dwelling%20EHCS%202004.xls" table:table-name="CI_pri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5" table:style-name="ta3">
        <table:table-source xlink:href="file:///C:/Windows%20NT%204.0%20Workstation%20Profile/ContinEHCS/ContinEHCS/Regional%20Report/Dwelling%20EHCS%202004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5" table:style-name="ta3">
        <table:table-source xlink:href="file:///C:/Windows%20NT%204.0%20Workstation%20Profile/ContinEHCS/ContinEHCS/Regional%20Report/Dwelling%20EHCS%202004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0" table:style-name="ta3">
        <table:table-source xlink:href="file:///C:/Windows%20NT%204.0%20Workstation%20Profile/ContinEHCS/ContinEHCS/Regional%20Report/Dwelling%20EHCS%202004.xls" table:table-name="Survey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0" table:style-name="ta3">
        <table:table-source xlink:href="file:///C:/Windows%20NT%204.0%20Workstation%20Profile/ContinEHCS/ContinEHCS/Regional%20Report/Dwelling%20EHCS%202004.xls" table:table-name="SE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0" table:style-name="ta3">
        <table:table-source xlink:href="file:///C:/Windows%20NT%204.0%20Workstation%20Profile/ContinEHCS/ContinEHCS/Regional%20Report/Dwelling%20EHCS%202004.xls" table:table-name="Social_Secto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0" table:style-name="ta3">
        <table:table-source xlink:href="file:///C:/Windows%20NT%204.0%20Workstation%20Profile/ContinEHCS/ContinEHCS/Regional%20Report/Dwelling%20EHCS%202004.xls" table:table-name="Modelled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0" table:style-name="ta3">
        <table:table-source xlink:href="file:///C:/Windows%20NT%204.0%20Workstation%20Profile/ContinEHCS/ContinEHCS/Regional%20Report/Dwelling%20EHCS%202004.xls" table:table-name="Mod_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0" table:style-name="ta3">
        <table:table-source xlink:href="file:///C:/Windows%20NT%204.0%20Workstation%20Profile/ContinEHCS/ContinEHCS/Regional%20Report/Dwelling%20EHCS%202004.xls" table:table-name="CI_pri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0" table:style-name="ta3">
        <table:table-source xlink:href="file:///C:/Windows%20NT%204.0%20Workstation%20Profile/ContinEHCS/ContinEHCS/Regional%20Report/Dwelling%20EHCS%202004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0" table:style-name="ta3">
        <table:table-source xlink:href="file:///C:/Windows%20NT%204.0%20Workstation%20Profile/ContinEHCS/ContinEHCS/Regional%20Report/Dwelling%20EHCS%202004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7" table:style-name="ta3">
        <table:table-source xlink:href="file:///C:/Windows%20NT%204.0%20Workstation%20Profile/ContinEHCS/ContinEHCS/Regional%20Report/Dwelling%20EHCS%202004.xls" table:table-name="Survey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7" table:style-name="ta3">
        <table:table-source xlink:href="file:///C:/Windows%20NT%204.0%20Workstation%20Profile/ContinEHCS/ContinEHCS/Regional%20Report/Dwelling%20EHCS%202004.xls" table:table-name="SE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7" table:style-name="ta3">
        <table:table-source xlink:href="file:///C:/Windows%20NT%204.0%20Workstation%20Profile/ContinEHCS/ContinEHCS/Regional%20Report/Dwelling%20EHCS%202004.xls" table:table-name="Social_Secto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7" table:style-name="ta3">
        <table:table-source xlink:href="file:///C:/Windows%20NT%204.0%20Workstation%20Profile/ContinEHCS/ContinEHCS/Regional%20Report/Dwelling%20EHCS%202004.xls" table:table-name="Modelled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7" table:style-name="ta3">
        <table:table-source xlink:href="file:///C:/Windows%20NT%204.0%20Workstation%20Profile/ContinEHCS/ContinEHCS/Regional%20Report/Dwelling%20EHCS%202004.xls" table:table-name="Mod_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7" table:style-name="ta3">
        <table:table-source xlink:href="file:///C:/Windows%20NT%204.0%20Workstation%20Profile/ContinEHCS/ContinEHCS/Regional%20Report/Dwelling%20EHCS%202004.xls" table:table-name="CI_pri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7" table:style-name="ta3">
        <table:table-source xlink:href="file:///C:/Windows%20NT%204.0%20Workstation%20Profile/ContinEHCS/ContinEHCS/Regional%20Report/Dwelling%20EHCS%202004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7" table:style-name="ta3">
        <table:table-source xlink:href="file:///C:/Windows%20NT%204.0%20Workstation%20Profile/ContinEHCS/ContinEHCS/Regional%20Report/Dwelling%20EHCS%202004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6" table:style-name="ta3">
        <table:table-source xlink:href="file:///C:/Windows%20NT%204.0%20Workstation%20Profile/ContinEHCS/ContinEHCS/Regional%20Report/Dwelling%20EHCS%202004.xls" table:table-name="Survey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6" table:style-name="ta3">
        <table:table-source xlink:href="file:///C:/Windows%20NT%204.0%20Workstation%20Profile/ContinEHCS/ContinEHCS/Regional%20Report/Dwelling%20EHCS%202004.xls" table:table-name="SE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6" table:style-name="ta3">
        <table:table-source xlink:href="file:///C:/Windows%20NT%204.0%20Workstation%20Profile/ContinEHCS/ContinEHCS/Regional%20Report/Dwelling%20EHCS%202004.xls" table:table-name="Social_Secto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6" table:style-name="ta3">
        <table:table-source xlink:href="file:///C:/Windows%20NT%204.0%20Workstation%20Profile/ContinEHCS/ContinEHCS/Regional%20Report/Dwelling%20EHCS%202004.xls" table:table-name="Modelled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6" table:style-name="ta3">
        <table:table-source xlink:href="file:///C:/Windows%20NT%204.0%20Workstation%20Profile/ContinEHCS/ContinEHCS/Regional%20Report/Dwelling%20EHCS%202004.xls" table:table-name="Mod_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6" table:style-name="ta3">
        <table:table-source xlink:href="file:///C:/Windows%20NT%204.0%20Workstation%20Profile/ContinEHCS/ContinEHCS/Regional%20Report/Dwelling%20EHCS%202004.xls" table:table-name="CI_pri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6" table:style-name="ta3">
        <table:table-source xlink:href="file:///C:/Windows%20NT%204.0%20Workstation%20Profile/ContinEHCS/ContinEHCS/Regional%20Report/Dwelling%20EHCS%202004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6" table:style-name="ta3">
        <table:table-source xlink:href="file:///C:/Windows%20NT%204.0%20Workstation%20Profile/ContinEHCS/ContinEHCS/Regional%20Report/Dwelling%20EHCS%202004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9" table:style-name="ta3">
        <table:table-source xlink:href="file:///C:/Windows%20NT%204.0%20Workstation%20Profile/ContinEHCS/ContinEHCS/Regional%20Report/Dwelling%20EHCS%202004.xls" table:table-name="Survey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9" table:style-name="ta3">
        <table:table-source xlink:href="file:///C:/Windows%20NT%204.0%20Workstation%20Profile/ContinEHCS/ContinEHCS/Regional%20Report/Dwelling%20EHCS%202004.xls" table:table-name="SE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9" table:style-name="ta3">
        <table:table-source xlink:href="file:///C:/Windows%20NT%204.0%20Workstation%20Profile/ContinEHCS/ContinEHCS/Regional%20Report/Dwelling%20EHCS%202004.xls" table:table-name="Social_Secto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9" table:style-name="ta3">
        <table:table-source xlink:href="file:///C:/Windows%20NT%204.0%20Workstation%20Profile/ContinEHCS/ContinEHCS/Regional%20Report/Dwelling%20EHCS%202004.xls" table:table-name="Modelled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9" table:style-name="ta3">
        <table:table-source xlink:href="file:///C:/Windows%20NT%204.0%20Workstation%20Profile/ContinEHCS/ContinEHCS/Regional%20Report/Dwelling%20EHCS%202004.xls" table:table-name="Mod_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9" table:style-name="ta3">
        <table:table-source xlink:href="file:///C:/Windows%20NT%204.0%20Workstation%20Profile/ContinEHCS/ContinEHCS/Regional%20Report/Dwelling%20EHCS%202004.xls" table:table-name="CI_pri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9" table:style-name="ta3">
        <table:table-source xlink:href="file:///C:/Windows%20NT%204.0%20Workstation%20Profile/ContinEHCS/ContinEHCS/Regional%20Report/Dwelling%20EHCS%202004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9" table:style-name="ta3">
        <table:table-source xlink:href="file:///C:/Windows%20NT%204.0%20Workstation%20Profile/ContinEHCS/ContinEHCS/Regional%20Report/Dwelling%20EHCS%202004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8" table:style-name="ta3">
        <table:table-source xlink:href="file:///C:/Windows%20NT%204.0%20Workstation%20Profile/ContinEHCS/ContinEHCS/Regional%20Report/Dwelling%20EHCS%202004.xls" table:table-name="Survey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8" table:style-name="ta3">
        <table:table-source xlink:href="file:///C:/Windows%20NT%204.0%20Workstation%20Profile/ContinEHCS/ContinEHCS/Regional%20Report/Dwelling%20EHCS%202004.xls" table:table-name="SE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8" table:style-name="ta3">
        <table:table-source xlink:href="file:///C:/Windows%20NT%204.0%20Workstation%20Profile/ContinEHCS/ContinEHCS/Regional%20Report/Dwelling%20EHCS%202004.xls" table:table-name="Social_Secto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8" table:style-name="ta3">
        <table:table-source xlink:href="file:///C:/Windows%20NT%204.0%20Workstation%20Profile/ContinEHCS/ContinEHCS/Regional%20Report/Dwelling%20EHCS%202004.xls" table:table-name="Modelled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8" table:style-name="ta3">
        <table:table-source xlink:href="file:///C:/Windows%20NT%204.0%20Workstation%20Profile/ContinEHCS/ContinEHCS/Regional%20Report/Dwelling%20EHCS%202004.xls" table:table-name="Mod_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8" table:style-name="ta3">
        <table:table-source xlink:href="file:///C:/Windows%20NT%204.0%20Workstation%20Profile/ContinEHCS/ContinEHCS/Regional%20Report/Dwelling%20EHCS%202004.xls" table:table-name="CI_pri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8" table:style-name="ta3">
        <table:table-source xlink:href="file:///C:/Windows%20NT%204.0%20Workstation%20Profile/ContinEHCS/ContinEHCS/Regional%20Report/Dwelling%20EHCS%202004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8" table:style-name="ta3">
        <table:table-source xlink:href="file:///C:/Windows%20NT%204.0%20Workstation%20Profile/ContinEHCS/ContinEHCS/Regional%20Report/Dwelling%20EHCS%202004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1" table:style-name="ta3">
        <table:table-source xlink:href="file:///C:/Windows%20NT%204.0%20Workstation%20Profile/ContinEHCS/ContinEHCS/Regional%20Report/Dwelling%20EHCS%202004.xls" table:table-name="Survey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1" table:style-name="ta3">
        <table:table-source xlink:href="file:///C:/Windows%20NT%204.0%20Workstation%20Profile/ContinEHCS/ContinEHCS/Regional%20Report/Dwelling%20EHCS%202004.xls" table:table-name="SE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1" table:style-name="ta3">
        <table:table-source xlink:href="file:///C:/Windows%20NT%204.0%20Workstation%20Profile/ContinEHCS/ContinEHCS/Regional%20Report/Dwelling%20EHCS%202004.xls" table:table-name="Social_Secto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1" table:style-name="ta3">
        <table:table-source xlink:href="file:///C:/Windows%20NT%204.0%20Workstation%20Profile/ContinEHCS/ContinEHCS/Regional%20Report/Dwelling%20EHCS%202004.xls" table:table-name="Modelled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1" table:style-name="ta3">
        <table:table-source xlink:href="file:///C:/Windows%20NT%204.0%20Workstation%20Profile/ContinEHCS/ContinEHCS/Regional%20Report/Dwelling%20EHCS%202004.xls" table:table-name="Mod_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1" table:style-name="ta3">
        <table:table-source xlink:href="file:///C:/Windows%20NT%204.0%20Workstation%20Profile/ContinEHCS/ContinEHCS/Regional%20Report/Dwelling%20EHCS%202004.xls" table:table-name="CI_pri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1" table:style-name="ta3">
        <table:table-source xlink:href="file:///C:/Windows%20NT%204.0%20Workstation%20Profile/ContinEHCS/ContinEHCS/Regional%20Report/Dwelling%20EHCS%202004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1" table:style-name="ta3">
        <table:table-source xlink:href="file:///C:/Windows%20NT%204.0%20Workstation%20Profile/ContinEHCS/ContinEHCS/Regional%20Report/Dwelling%20EHCS%202004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2" table:style-name="ta3">
        <table:table-source xlink:href="file:///C:/Windows%20NT%204.0%20Workstation%20Profile/ContinEHCS/ContinEHCS/Regional%20Report/Dwelling%20EHCS%202004.xls" table:table-name="Survey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2" table:style-name="ta3">
        <table:table-source xlink:href="file:///C:/Windows%20NT%204.0%20Workstation%20Profile/ContinEHCS/ContinEHCS/Regional%20Report/Dwelling%20EHCS%202004.xls" table:table-name="SE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2" table:style-name="ta3">
        <table:table-source xlink:href="file:///C:/Windows%20NT%204.0%20Workstation%20Profile/ContinEHCS/ContinEHCS/Regional%20Report/Dwelling%20EHCS%202004.xls" table:table-name="Social_Secto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2" table:style-name="ta3">
        <table:table-source xlink:href="file:///C:/Windows%20NT%204.0%20Workstation%20Profile/ContinEHCS/ContinEHCS/Regional%20Report/Dwelling%20EHCS%202004.xls" table:table-name="Modelled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2" table:style-name="ta3">
        <table:table-source xlink:href="file:///C:/Windows%20NT%204.0%20Workstation%20Profile/ContinEHCS/ContinEHCS/Regional%20Report/Dwelling%20EHCS%202004.xls" table:table-name="Mod_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2" table:style-name="ta3">
        <table:table-source xlink:href="file:///C:/Windows%20NT%204.0%20Workstation%20Profile/ContinEHCS/ContinEHCS/Regional%20Report/Dwelling%20EHCS%202004.xls" table:table-name="CI_pri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2" table:style-name="ta3">
        <table:table-source xlink:href="file:///C:/Windows%20NT%204.0%20Workstation%20Profile/ContinEHCS/ContinEHCS/Regional%20Report/Dwelling%20EHCS%202004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2" table:style-name="ta3">
        <table:table-source xlink:href="file:///C:/Windows%20NT%204.0%20Workstation%20Profile/ContinEHCS/ContinEHCS/Regional%20Report/Dwelling%20EHCS%202004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4" table:style-name="ta3">
        <table:table-source xlink:href="file:///C:/Windows%20NT%204.0%20Workstation%20Profile/ContinEHCS/ContinEHCS/Regional%20Report/Dwelling%20EHCS%202004.xls" table:table-name="Survey_estimat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4" table:style-name="ta3">
        <table:table-source xlink:href="file:///C:/Windows%20NT%204.0%20Workstation%20Profile/ContinEHCS/ContinEHCS/Regional%20Report/Dwelling%20EHCS%202004.xls" table:table-name="SE_combined_0203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4" table:style-name="ta3">
        <table:table-source xlink:href="file:///C:/Windows%20NT%204.0%20Workstation%20Profile/ContinEHCS/ContinEHCS/Regional%20Report/Dwelling%20EHCS%202004.xls" table:table-name="Social_Secto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4" table:style-name="ta3">
        <table:table-source xlink:href="file:///C:/Windows%20NT%204.0%20Workstation%20Profile/ContinEHCS/ContinEHCS/Regional%20Report/Dwelling%20EHCS%202004.xls" table:table-name="Modelled_Estimat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4" table:style-name="ta3">
        <table:table-source xlink:href="file:///C:/Windows%20NT%204.0%20Workstation%20Profile/ContinEHCS/ContinEHCS/Regional%20Report/Dwelling%20EHCS%202004.xls" table:table-name="Mod__combined_0203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4" table:style-name="ta3">
        <table:table-source xlink:href="file:///C:/Windows%20NT%204.0%20Workstation%20Profile/ContinEHCS/ContinEHCS/Regional%20Report/Dwelling%20EHCS%202004.xls" table:table-name="CI_pri_WLS_l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4" table:style-name="ta3">
        <table:table-source xlink:href="file:///C:/Windows%20NT%204.0%20Workstation%20Profile/ContinEHCS/ContinEHCS/Regional%20Report/Dwelling%20EHCS%202004.xls" table:table-name="CI_Soc_WLS_lin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4" table:style-name="ta3">
        <table:table-source xlink:href="file:///C:/Windows%20NT%204.0%20Workstation%20Profile/ContinEHCS/ContinEHCS/Regional%20Report/Dwelling%20EHCS%202004.xls" table:table-name="CI_WLS_Eng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5" table:style-name="ta3">
        <table:table-source xlink:href="file:///C:/Windows%20NT%204.0%20Workstation%20Profile/ContinEHCS/ContinEHCS/Regional%20Report/Dwelling%20EHCS%202004.xls" table:table-name="Survey_estimat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5" table:style-name="ta3">
        <table:table-source xlink:href="file:///C:/Windows%20NT%204.0%20Workstation%20Profile/ContinEHCS/ContinEHCS/Regional%20Report/Dwelling%20EHCS%202004.xls" table:table-name="SE_combined_0203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5" table:style-name="ta3">
        <table:table-source xlink:href="file:///C:/Windows%20NT%204.0%20Workstation%20Profile/ContinEHCS/ContinEHCS/Regional%20Report/Dwelling%20EHCS%202004.xls" table:table-name="Social_Secto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5" table:style-name="ta3">
        <table:table-source xlink:href="file:///C:/Windows%20NT%204.0%20Workstation%20Profile/ContinEHCS/ContinEHCS/Regional%20Report/Dwelling%20EHCS%202004.xls" table:table-name="Modelled_Estimat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5" table:style-name="ta3">
        <table:table-source xlink:href="file:///C:/Windows%20NT%204.0%20Workstation%20Profile/ContinEHCS/ContinEHCS/Regional%20Report/Dwelling%20EHCS%202004.xls" table:table-name="Mod__combined_0203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5" table:style-name="ta3">
        <table:table-source xlink:href="file:///C:/Windows%20NT%204.0%20Workstation%20Profile/ContinEHCS/ContinEHCS/Regional%20Report/Dwelling%20EHCS%202004.xls" table:table-name="CI_pri_WLS_l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5" table:style-name="ta3">
        <table:table-source xlink:href="file:///C:/Windows%20NT%204.0%20Workstation%20Profile/ContinEHCS/ContinEHCS/Regional%20Report/Dwelling%20EHCS%202004.xls" table:table-name="CI_Soc_WLS_lin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5" table:style-name="ta3">
        <table:table-source xlink:href="file:///C:/Windows%20NT%204.0%20Workstation%20Profile/ContinEHCS/ContinEHCS/Regional%20Report/Dwelling%20EHCS%202004.xls" table:table-name="CI_WLS_Eng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7" table:style-name="ta3">
        <table:table-source xlink:href="file:///C:/Windows%20NT%204.0%20Workstation%20Profile/ContinEHCS/ContinEHCS/Regional%20Report/Dwelling%20EHCS%202004.xls" table:table-name="Survey_estimat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7" table:style-name="ta3">
        <table:table-source xlink:href="file:///C:/Windows%20NT%204.0%20Workstation%20Profile/ContinEHCS/ContinEHCS/Regional%20Report/Dwelling%20EHCS%202004.xls" table:table-name="SE_combined_0203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7" table:style-name="ta3">
        <table:table-source xlink:href="file:///C:/Windows%20NT%204.0%20Workstation%20Profile/ContinEHCS/ContinEHCS/Regional%20Report/Dwelling%20EHCS%202004.xls" table:table-name="Social_Secto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7" table:style-name="ta3">
        <table:table-source xlink:href="file:///C:/Windows%20NT%204.0%20Workstation%20Profile/ContinEHCS/ContinEHCS/Regional%20Report/Dwelling%20EHCS%202004.xls" table:table-name="Modelled_Estimat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7" table:style-name="ta3">
        <table:table-source xlink:href="file:///C:/Windows%20NT%204.0%20Workstation%20Profile/ContinEHCS/ContinEHCS/Regional%20Report/Dwelling%20EHCS%202004.xls" table:table-name="Mod__combined_0203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7" table:style-name="ta3">
        <table:table-source xlink:href="file:///C:/Windows%20NT%204.0%20Workstation%20Profile/ContinEHCS/ContinEHCS/Regional%20Report/Dwelling%20EHCS%202004.xls" table:table-name="CI_pri_WLS_l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7" table:style-name="ta3">
        <table:table-source xlink:href="file:///C:/Windows%20NT%204.0%20Workstation%20Profile/ContinEHCS/ContinEHCS/Regional%20Report/Dwelling%20EHCS%202004.xls" table:table-name="CI_Soc_WLS_lin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7" table:style-name="ta3">
        <table:table-source xlink:href="file:///C:/Windows%20NT%204.0%20Workstation%20Profile/ContinEHCS/ContinEHCS/Regional%20Report/Dwelling%20EHCS%202004.xls" table:table-name="CI_WLS_Eng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6" table:style-name="ta3">
        <table:table-source xlink:href="file:///C:/Windows%20NT%204.0%20Workstation%20Profile/ContinEHCS/ContinEHCS/Regional%20Report/Dwelling%20EHCS%202004.xls" table:table-name="Survey_estimat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6" table:style-name="ta3">
        <table:table-source xlink:href="file:///C:/Windows%20NT%204.0%20Workstation%20Profile/ContinEHCS/ContinEHCS/Regional%20Report/Dwelling%20EHCS%202004.xls" table:table-name="SE_combined_0203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6" table:style-name="ta3">
        <table:table-source xlink:href="file:///C:/Windows%20NT%204.0%20Workstation%20Profile/ContinEHCS/ContinEHCS/Regional%20Report/Dwelling%20EHCS%202004.xls" table:table-name="Social_Secto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6" table:style-name="ta3">
        <table:table-source xlink:href="file:///C:/Windows%20NT%204.0%20Workstation%20Profile/ContinEHCS/ContinEHCS/Regional%20Report/Dwelling%20EHCS%202004.xls" table:table-name="Modelled_Estimat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6" table:style-name="ta3">
        <table:table-source xlink:href="file:///C:/Windows%20NT%204.0%20Workstation%20Profile/ContinEHCS/ContinEHCS/Regional%20Report/Dwelling%20EHCS%202004.xls" table:table-name="Mod__combined_0203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6" table:style-name="ta3">
        <table:table-source xlink:href="file:///C:/Windows%20NT%204.0%20Workstation%20Profile/ContinEHCS/ContinEHCS/Regional%20Report/Dwelling%20EHCS%202004.xls" table:table-name="CI_pri_WLS_l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6" table:style-name="ta3">
        <table:table-source xlink:href="file:///C:/Windows%20NT%204.0%20Workstation%20Profile/ContinEHCS/ContinEHCS/Regional%20Report/Dwelling%20EHCS%202004.xls" table:table-name="CI_Soc_WLS_lin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6" table:style-name="ta3">
        <table:table-source xlink:href="file:///C:/Windows%20NT%204.0%20Workstation%20Profile/ContinEHCS/ContinEHCS/Regional%20Report/Dwelling%20EHCS%202004.xls" table:table-name="CI_WLS_Eng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8" table:style-name="ta3">
        <table:table-source xlink:href="file:///C:/Windows%20NT%204.0%20Workstation%20Profile/ContinEHCS/ContinEHCS/Regional%20Report/Dwelling%20EHCS%202004.xls" table:table-name="Survey_estimat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8" table:style-name="ta3">
        <table:table-source xlink:href="file:///C:/Windows%20NT%204.0%20Workstation%20Profile/ContinEHCS/ContinEHCS/Regional%20Report/Dwelling%20EHCS%202004.xls" table:table-name="SE_combined_0203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8" table:style-name="ta3">
        <table:table-source xlink:href="file:///C:/Windows%20NT%204.0%20Workstation%20Profile/ContinEHCS/ContinEHCS/Regional%20Report/Dwelling%20EHCS%202004.xls" table:table-name="Social_Secto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8" table:style-name="ta3">
        <table:table-source xlink:href="file:///C:/Windows%20NT%204.0%20Workstation%20Profile/ContinEHCS/ContinEHCS/Regional%20Report/Dwelling%20EHCS%202004.xls" table:table-name="Modelled_Estimat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8" table:style-name="ta3">
        <table:table-source xlink:href="file:///C:/Windows%20NT%204.0%20Workstation%20Profile/ContinEHCS/ContinEHCS/Regional%20Report/Dwelling%20EHCS%202004.xls" table:table-name="Mod__combined_0203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8" table:style-name="ta3">
        <table:table-source xlink:href="file:///C:/Windows%20NT%204.0%20Workstation%20Profile/ContinEHCS/ContinEHCS/Regional%20Report/Dwelling%20EHCS%202004.xls" table:table-name="CI_pri_WLS_l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8" table:style-name="ta3">
        <table:table-source xlink:href="file:///C:/Windows%20NT%204.0%20Workstation%20Profile/ContinEHCS/ContinEHCS/Regional%20Report/Dwelling%20EHCS%202004.xls" table:table-name="CI_Soc_WLS_lin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8" table:style-name="ta3">
        <table:table-source xlink:href="file:///C:/Windows%20NT%204.0%20Workstation%20Profile/ContinEHCS/ContinEHCS/Regional%20Report/Dwelling%20EHCS%202004.xls" table:table-name="CI_WLS_Eng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9" table:style-name="ta3">
        <table:table-source xlink:href="file:///C:/Windows%20NT%204.0%20Workstation%20Profile/ContinEHCS/ContinEHCS/Regional%20Report/Dwelling%20EHCS%202004.xls" table:table-name="Survey_estimat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9" table:style-name="ta3">
        <table:table-source xlink:href="file:///C:/Windows%20NT%204.0%20Workstation%20Profile/ContinEHCS/ContinEHCS/Regional%20Report/Dwelling%20EHCS%202004.xls" table:table-name="SE_combined_0203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9" table:style-name="ta3">
        <table:table-source xlink:href="file:///C:/Windows%20NT%204.0%20Workstation%20Profile/ContinEHCS/ContinEHCS/Regional%20Report/Dwelling%20EHCS%202004.xls" table:table-name="Social_Secto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9" table:style-name="ta3">
        <table:table-source xlink:href="file:///C:/Windows%20NT%204.0%20Workstation%20Profile/ContinEHCS/ContinEHCS/Regional%20Report/Dwelling%20EHCS%202004.xls" table:table-name="Modelled_Estimat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9" table:style-name="ta3">
        <table:table-source xlink:href="file:///C:/Windows%20NT%204.0%20Workstation%20Profile/ContinEHCS/ContinEHCS/Regional%20Report/Dwelling%20EHCS%202004.xls" table:table-name="Mod__combined_0203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9" table:style-name="ta3">
        <table:table-source xlink:href="file:///C:/Windows%20NT%204.0%20Workstation%20Profile/ContinEHCS/ContinEHCS/Regional%20Report/Dwelling%20EHCS%202004.xls" table:table-name="CI_pri_WLS_l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9" table:style-name="ta3">
        <table:table-source xlink:href="file:///C:/Windows%20NT%204.0%20Workstation%20Profile/ContinEHCS/ContinEHCS/Regional%20Report/Dwelling%20EHCS%202004.xls" table:table-name="CI_Soc_WLS_lin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9" table:style-name="ta3">
        <table:table-source xlink:href="file:///C:/Windows%20NT%204.0%20Workstation%20Profile/ContinEHCS/ContinEHCS/Regional%20Report/Dwelling%20EHCS%202004.xls" table:table-name="CI_WLS_Eng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0" table:style-name="ta3">
        <table:table-source xlink:href="file:///C:/Windows%20NT%204.0%20Workstation%20Profile/ContinEHCS/ContinEHCS/Regional%20Report/Dwelling%20EHCS%202004.xls" table:table-name="Survey_estimat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0" table:style-name="ta3">
        <table:table-source xlink:href="file:///C:/Windows%20NT%204.0%20Workstation%20Profile/ContinEHCS/ContinEHCS/Regional%20Report/Dwelling%20EHCS%202004.xls" table:table-name="SE_combined_0203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0" table:style-name="ta3">
        <table:table-source xlink:href="file:///C:/Windows%20NT%204.0%20Workstation%20Profile/ContinEHCS/ContinEHCS/Regional%20Report/Dwelling%20EHCS%202004.xls" table:table-name="Social_Secto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0" table:style-name="ta3">
        <table:table-source xlink:href="file:///C:/Windows%20NT%204.0%20Workstation%20Profile/ContinEHCS/ContinEHCS/Regional%20Report/Dwelling%20EHCS%202004.xls" table:table-name="Modelled_Estimat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0" table:style-name="ta3">
        <table:table-source xlink:href="file:///C:/Windows%20NT%204.0%20Workstation%20Profile/ContinEHCS/ContinEHCS/Regional%20Report/Dwelling%20EHCS%202004.xls" table:table-name="Mod__combined_0203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0" table:style-name="ta3">
        <table:table-source xlink:href="file:///C:/Windows%20NT%204.0%20Workstation%20Profile/ContinEHCS/ContinEHCS/Regional%20Report/Dwelling%20EHCS%202004.xls" table:table-name="CI_pri_WLS_l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0" table:style-name="ta3">
        <table:table-source xlink:href="file:///C:/Windows%20NT%204.0%20Workstation%20Profile/ContinEHCS/ContinEHCS/Regional%20Report/Dwelling%20EHCS%202004.xls" table:table-name="CI_Soc_WLS_line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0" table:style-name="ta3">
        <table:table-source xlink:href="file:///C:/Windows%20NT%204.0%20Workstation%20Profile/ContinEHCS/ContinEHCS/Regional%20Report/Dwelling%20EHCS%202004.xls" table:table-name="CI_WLS_Eng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1" table:style-name="ta3">
        <table:table-source xlink:href="file:///C:/Windows%20NT%204.0%20Workstation%20Profile/ContinEHCS/ContinEHCS/Regional%20Report/Dwelling%20EHCS%202004.xls" table:table-name="Survey_estimat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1" table:style-name="ta3">
        <table:table-source xlink:href="file:///C:/Windows%20NT%204.0%20Workstation%20Profile/ContinEHCS/ContinEHCS/Regional%20Report/Dwelling%20EHCS%202004.xls" table:table-name="SE_combined_0203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1" table:style-name="ta3">
        <table:table-source xlink:href="file:///C:/Windows%20NT%204.0%20Workstation%20Profile/ContinEHCS/ContinEHCS/Regional%20Report/Dwelling%20EHCS%202004.xls" table:table-name="Social_Secto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1" table:style-name="ta3">
        <table:table-source xlink:href="file:///C:/Windows%20NT%204.0%20Workstation%20Profile/ContinEHCS/ContinEHCS/Regional%20Report/Dwelling%20EHCS%202004.xls" table:table-name="Modelled_Estimat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1" table:style-name="ta3">
        <table:table-source xlink:href="file:///C:/Windows%20NT%204.0%20Workstation%20Profile/ContinEHCS/ContinEHCS/Regional%20Report/Dwelling%20EHCS%202004.xls" table:table-name="Mod__combined_0203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1" table:style-name="ta3">
        <table:table-source xlink:href="file:///C:/Windows%20NT%204.0%20Workstation%20Profile/ContinEHCS/ContinEHCS/Regional%20Report/Dwelling%20EHCS%202004.xls" table:table-name="CI_pri_WLS_l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1" table:style-name="ta3">
        <table:table-source xlink:href="file:///C:/Windows%20NT%204.0%20Workstation%20Profile/ContinEHCS/ContinEHCS/Regional%20Report/Dwelling%20EHCS%202004.xls" table:table-name="CI_Soc_WLS_lin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1" table:style-name="ta3">
        <table:table-source xlink:href="file:///C:/Windows%20NT%204.0%20Workstation%20Profile/ContinEHCS/ContinEHCS/Regional%20Report/Dwelling%20EHCS%202004.xls" table:table-name="CI_WLS_Eng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3" table:style-name="ta3">
        <table:table-source xlink:href="file:///C:/Windows%20NT%204.0%20Workstation%20Profile/ContinEHCS/ContinEHCS/Regional%20Report/Dwelling%20EHCS%202004.xls" table:table-name="Survey_estimat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3" table:style-name="ta3">
        <table:table-source xlink:href="file:///C:/Windows%20NT%204.0%20Workstation%20Profile/ContinEHCS/ContinEHCS/Regional%20Report/Dwelling%20EHCS%202004.xls" table:table-name="SE_combined_0203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3" table:style-name="ta3">
        <table:table-source xlink:href="file:///C:/Windows%20NT%204.0%20Workstation%20Profile/ContinEHCS/ContinEHCS/Regional%20Report/Dwelling%20EHCS%202004.xls" table:table-name="Social_Secto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3" table:style-name="ta3">
        <table:table-source xlink:href="file:///C:/Windows%20NT%204.0%20Workstation%20Profile/ContinEHCS/ContinEHCS/Regional%20Report/Dwelling%20EHCS%202004.xls" table:table-name="Modelled_Estimat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3" table:style-name="ta3">
        <table:table-source xlink:href="file:///C:/Windows%20NT%204.0%20Workstation%20Profile/ContinEHCS/ContinEHCS/Regional%20Report/Dwelling%20EHCS%202004.xls" table:table-name="Mod__combined_0203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3" table:style-name="ta3">
        <table:table-source xlink:href="file:///C:/Windows%20NT%204.0%20Workstation%20Profile/ContinEHCS/ContinEHCS/Regional%20Report/Dwelling%20EHCS%202004.xls" table:table-name="CI_pri_WLS_l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3" table:style-name="ta3">
        <table:table-source xlink:href="file:///C:/Windows%20NT%204.0%20Workstation%20Profile/ContinEHCS/ContinEHCS/Regional%20Report/Dwelling%20EHCS%202004.xls" table:table-name="CI_Soc_WLS_lin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3" table:style-name="ta3">
        <table:table-source xlink:href="file:///C:/Windows%20NT%204.0%20Workstation%20Profile/ContinEHCS/ContinEHCS/Regional%20Report/Dwelling%20EHCS%202004.xls" table:table-name="CI_WLS_Eng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2" table:style-name="ta3">
        <table:table-source xlink:href="file:///C:/Windows%20NT%204.0%20Workstation%20Profile/ContinEHCS/ContinEHCS/Regional%20Report/Dwelling%20EHCS%202004.xls" table:table-name="Survey_estimat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2" table:style-name="ta3">
        <table:table-source xlink:href="file:///C:/Windows%20NT%204.0%20Workstation%20Profile/ContinEHCS/ContinEHCS/Regional%20Report/Dwelling%20EHCS%202004.xls" table:table-name="SE_combined_0203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2" table:style-name="ta3">
        <table:table-source xlink:href="file:///C:/Windows%20NT%204.0%20Workstation%20Profile/ContinEHCS/ContinEHCS/Regional%20Report/Dwelling%20EHCS%202004.xls" table:table-name="Social_Secto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2" table:style-name="ta3">
        <table:table-source xlink:href="file:///C:/Windows%20NT%204.0%20Workstation%20Profile/ContinEHCS/ContinEHCS/Regional%20Report/Dwelling%20EHCS%202004.xls" table:table-name="Modelled_Estimat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2" table:style-name="ta3">
        <table:table-source xlink:href="file:///C:/Windows%20NT%204.0%20Workstation%20Profile/ContinEHCS/ContinEHCS/Regional%20Report/Dwelling%20EHCS%202004.xls" table:table-name="Mod__combined_0203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2" table:style-name="ta3">
        <table:table-source xlink:href="file:///C:/Windows%20NT%204.0%20Workstation%20Profile/ContinEHCS/ContinEHCS/Regional%20Report/Dwelling%20EHCS%202004.xls" table:table-name="CI_pri_WLS_l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2" table:style-name="ta3">
        <table:table-source xlink:href="file:///C:/Windows%20NT%204.0%20Workstation%20Profile/ContinEHCS/ContinEHCS/Regional%20Report/Dwelling%20EHCS%202004.xls" table:table-name="CI_Soc_WLS_lin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2" table:style-name="ta3">
        <table:table-source xlink:href="file:///C:/Windows%20NT%204.0%20Workstation%20Profile/ContinEHCS/ContinEHCS/Regional%20Report/Dwelling%20EHCS%202004.xls" table:table-name="CI_WLS_Eng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6" table:style-name="ta3">
        <table:table-source xlink:href="file:///C:/Windows%20NT%204.0%20Workstation%20Profile/ContinEHCS/ContinEHCS/Regional%20Report/Dwelling%20EHCS%202004.xls" table:table-name="Survey_estimat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6" table:style-name="ta3">
        <table:table-source xlink:href="file:///C:/Windows%20NT%204.0%20Workstation%20Profile/ContinEHCS/ContinEHCS/Regional%20Report/Dwelling%20EHCS%202004.xls" table:table-name="SE_combined_0203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6" table:style-name="ta3">
        <table:table-source xlink:href="file:///C:/Windows%20NT%204.0%20Workstation%20Profile/ContinEHCS/ContinEHCS/Regional%20Report/Dwelling%20EHCS%202004.xls" table:table-name="Social_Secto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6" table:style-name="ta3">
        <table:table-source xlink:href="file:///C:/Windows%20NT%204.0%20Workstation%20Profile/ContinEHCS/ContinEHCS/Regional%20Report/Dwelling%20EHCS%202004.xls" table:table-name="Modelled_Estimat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6" table:style-name="ta3">
        <table:table-source xlink:href="file:///C:/Windows%20NT%204.0%20Workstation%20Profile/ContinEHCS/ContinEHCS/Regional%20Report/Dwelling%20EHCS%202004.xls" table:table-name="Mod__combined_0203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6" table:style-name="ta3">
        <table:table-source xlink:href="file:///C:/Windows%20NT%204.0%20Workstation%20Profile/ContinEHCS/ContinEHCS/Regional%20Report/Dwelling%20EHCS%202004.xls" table:table-name="CI_pri_WLS_l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6" table:style-name="ta3">
        <table:table-source xlink:href="file:///C:/Windows%20NT%204.0%20Workstation%20Profile/ContinEHCS/ContinEHCS/Regional%20Report/Dwelling%20EHCS%202004.xls" table:table-name="CI_Soc_WLS_line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6" table:style-name="ta3">
        <table:table-source xlink:href="file:///C:/Windows%20NT%204.0%20Workstation%20Profile/ContinEHCS/ContinEHCS/Regional%20Report/Dwelling%20EHCS%202004.xls" table:table-name="CI_WLS_Eng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4" table:style-name="ta3">
        <table:table-source xlink:href="file:///C:/Windows%20NT%204.0%20Workstation%20Profile/ContinEHCS/ContinEHCS/Regional%20Report/Dwelling%20EHCS%202004.xls" table:table-name="Survey_estimat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4" table:style-name="ta3">
        <table:table-source xlink:href="file:///C:/Windows%20NT%204.0%20Workstation%20Profile/ContinEHCS/ContinEHCS/Regional%20Report/Dwelling%20EHCS%202004.xls" table:table-name="SE_combined_0203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4" table:style-name="ta3">
        <table:table-source xlink:href="file:///C:/Windows%20NT%204.0%20Workstation%20Profile/ContinEHCS/ContinEHCS/Regional%20Report/Dwelling%20EHCS%202004.xls" table:table-name="Social_Secto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4" table:style-name="ta3">
        <table:table-source xlink:href="file:///C:/Windows%20NT%204.0%20Workstation%20Profile/ContinEHCS/ContinEHCS/Regional%20Report/Dwelling%20EHCS%202004.xls" table:table-name="Modelled_Estimat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4" table:style-name="ta3">
        <table:table-source xlink:href="file:///C:/Windows%20NT%204.0%20Workstation%20Profile/ContinEHCS/ContinEHCS/Regional%20Report/Dwelling%20EHCS%202004.xls" table:table-name="Mod__combined_0203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4" table:style-name="ta3">
        <table:table-source xlink:href="file:///C:/Windows%20NT%204.0%20Workstation%20Profile/ContinEHCS/ContinEHCS/Regional%20Report/Dwelling%20EHCS%202004.xls" table:table-name="CI_pri_WLS_l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4" table:style-name="ta3">
        <table:table-source xlink:href="file:///C:/Windows%20NT%204.0%20Workstation%20Profile/ContinEHCS/ContinEHCS/Regional%20Report/Dwelling%20EHCS%202004.xls" table:table-name="CI_Soc_WLS_lin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4" table:style-name="ta3">
        <table:table-source xlink:href="file:///C:/Windows%20NT%204.0%20Workstation%20Profile/ContinEHCS/ContinEHCS/Regional%20Report/Dwelling%20EHCS%202004.xls" table:table-name="CI_WLS_Eng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5" table:style-name="ta3">
        <table:table-source xlink:href="file:///C:/Windows%20NT%204.0%20Workstation%20Profile/ContinEHCS/ContinEHCS/Regional%20Report/Dwelling%20EHCS%202004.xls" table:table-name="Survey_estimat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5" table:style-name="ta3">
        <table:table-source xlink:href="file:///C:/Windows%20NT%204.0%20Workstation%20Profile/ContinEHCS/ContinEHCS/Regional%20Report/Dwelling%20EHCS%202004.xls" table:table-name="SE_combined_0203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5" table:style-name="ta3">
        <table:table-source xlink:href="file:///C:/Windows%20NT%204.0%20Workstation%20Profile/ContinEHCS/ContinEHCS/Regional%20Report/Dwelling%20EHCS%202004.xls" table:table-name="Social_Secto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5" table:style-name="ta3">
        <table:table-source xlink:href="file:///C:/Windows%20NT%204.0%20Workstation%20Profile/ContinEHCS/ContinEHCS/Regional%20Report/Dwelling%20EHCS%202004.xls" table:table-name="Modelled_Estimat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5" table:style-name="ta3">
        <table:table-source xlink:href="file:///C:/Windows%20NT%204.0%20Workstation%20Profile/ContinEHCS/ContinEHCS/Regional%20Report/Dwelling%20EHCS%202004.xls" table:table-name="Mod__combined_0203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5" table:style-name="ta3">
        <table:table-source xlink:href="file:///C:/Windows%20NT%204.0%20Workstation%20Profile/ContinEHCS/ContinEHCS/Regional%20Report/Dwelling%20EHCS%202004.xls" table:table-name="CI_pri_WLS_l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5" table:style-name="ta3">
        <table:table-source xlink:href="file:///C:/Windows%20NT%204.0%20Workstation%20Profile/ContinEHCS/ContinEHCS/Regional%20Report/Dwelling%20EHCS%202004.xls" table:table-name="CI_Soc_WLS_lin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5" table:style-name="ta3">
        <table:table-source xlink:href="file:///C:/Windows%20NT%204.0%20Workstation%20Profile/ContinEHCS/ContinEHCS/Regional%20Report/Dwelling%20EHCS%202004.xls" table:table-name="CI_WLS_Eng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7" table:style-name="ta3">
        <table:table-source xlink:href="file:///C:/Windows%20NT%204.0%20Workstation%20Profile/ContinEHCS/ContinEHCS/Regional%20Report/Dwelling%20EHCS%202004.xls" table:table-name="Survey_estimat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7" table:style-name="ta3">
        <table:table-source xlink:href="file:///C:/Windows%20NT%204.0%20Workstation%20Profile/ContinEHCS/ContinEHCS/Regional%20Report/Dwelling%20EHCS%202004.xls" table:table-name="SE_combined_0203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7" table:style-name="ta3">
        <table:table-source xlink:href="file:///C:/Windows%20NT%204.0%20Workstation%20Profile/ContinEHCS/ContinEHCS/Regional%20Report/Dwelling%20EHCS%202004.xls" table:table-name="Social_Secto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7" table:style-name="ta3">
        <table:table-source xlink:href="file:///C:/Windows%20NT%204.0%20Workstation%20Profile/ContinEHCS/ContinEHCS/Regional%20Report/Dwelling%20EHCS%202004.xls" table:table-name="Modelled_Estimat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7" table:style-name="ta3">
        <table:table-source xlink:href="file:///C:/Windows%20NT%204.0%20Workstation%20Profile/ContinEHCS/ContinEHCS/Regional%20Report/Dwelling%20EHCS%202004.xls" table:table-name="Mod__combined_0203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7" table:style-name="ta3">
        <table:table-source xlink:href="file:///C:/Windows%20NT%204.0%20Workstation%20Profile/ContinEHCS/ContinEHCS/Regional%20Report/Dwelling%20EHCS%202004.xls" table:table-name="CI_pri_WLS_l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7" table:style-name="ta3">
        <table:table-source xlink:href="file:///C:/Windows%20NT%204.0%20Workstation%20Profile/ContinEHCS/ContinEHCS/Regional%20Report/Dwelling%20EHCS%202004.xls" table:table-name="CI_Soc_WLS_line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7" table:style-name="ta3">
        <table:table-source xlink:href="file:///C:/Windows%20NT%204.0%20Workstation%20Profile/ContinEHCS/ContinEHCS/Regional%20Report/Dwelling%20EHCS%202004.xls" table:table-name="CI_WLS_Eng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" table:style-name="ta3">
        <table:table-source xlink:href="file:///C:/Windows%20NT%204.0%20Workstation%20Profile/ContinEHCS/PSSCI%20Comparison%202005.xls" table:table-name="SE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" table:style-name="ta3">
        <table:table-source xlink:href="file:///C:/Windows%20NT%204.0%20Workstation%20Profile/ContinEHCS/PSSCI%20Comparison%202005.xls" table:table-name="SE_v_M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" table:style-name="ta3">
        <table:table-source xlink:href="file:///C:/Windows%20NT%204.0%20Workstation%20Profile/ContinEHCS/PSSCI%20Comparison%202005.xls" table:table-name="Mo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" table:style-name="ta3">
        <table:table-source xlink:href="file:///C:/Windows%20NT%204.0%20Workstation%20Profile/ContinEHCS/PSSCI%20Comparison%202005.xls" table:table-name="V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" table:style-name="ta3">
        <table:table-source xlink:href="file:///C:/Windows%20NT%204.0%20Workstation%20Profile/ContinEHCS/PSSCI%20Comparison%202005.xls" table:table-name="VN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" table:style-name="ta3">
        <table:table-source xlink:href="file:///C:/Windows%20NT%204.0%20Workstation%20Profile/ContinEHCS/PSSCI%20Comparison%202005.xls" table:table-name="Social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" table:style-name="ta3">
        <table:table-source xlink:href="file:///C:/Windows%20NT%204.0%20Workstation%20Profile/ContinEHCS/PSSCI%20Comparison%202005.xls" table:table-name="CI_around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" table:style-name="ta3">
        <table:table-source xlink:href="file:///C:/Windows%20NT%204.0%20Workstation%20Profile/ContinEHCS/PSSCI%20Comparison%202005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harts" table:style-name="ta3">
        <table:table-source xlink:href="file:///C:/Windows%20NT%204.0%20Workstation%20Profile/ContinEHCS/PSSCI%20Comparison%202005.xls" table:table-name="Cha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" table:style-name="ta3">
        <table:table-source xlink:href="file:///C:/Windows%20NT%204.0%20Workstation%20Profile/ContinEHCS/PSSCI%20Comparison%202005.xls" table:table-name="CI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" table:style-name="ta3">
        <table:table-source xlink:href="file:///C:/Windows%20NT%204.0%20Workstation%20Profile/ContinEHCS/PSSCI%20Comparison%202005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" table:style-name="ta3">
        <table:table-source xlink:href="file:///C:/Windows%20NT%204.0%20Workstation%20Profile/ContinEHCS/PSSCI%20Comparison%202005.xls" table:table-name="199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" table:style-name="ta3">
        <table:table-source xlink:href="file:///C:/Windows%20NT%204.0%20Workstation%20Profile/ContinEHCS/PSSCI%20Comparison%202005.xls" table:table-name="1996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" table:style-name="ta3">
        <table:table-source xlink:href="file:///C:/Windows%20NT%204.0%20Workstation%20Profile/ContinEHCS/PSSCI%20Comparison%202005.xls" table:table-name="200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" table:style-name="ta3">
        <table:table-source xlink:href="file:///C:/Windows%20NT%204.0%20Workstation%20Profile/ContinEHCS/PSSCI%20Comparison%202005.xls" table:table-name="Costs_Comparison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2" table:style-name="ta3">
        <table:table-source xlink:href="file:///C:/Windows%20NT%204.0%20Workstation%20Profile/ContinEHCS/PSSCI%20Comparison%202005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1" table:style-name="ta3">
        <table:table-source xlink:href="file:///C:/Windows%20NT%204.0%20Workstation%20Profile/ContinEHCS/PSSCI%20Comparison%202005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" table:style-name="ta3">
        <table:table-source xlink:href="file:///C:/Windows%20NT%204.0%20Workstation%20Profile/ContinEHCS/PSSCI%20Comparison%202005.xls" table:table-name="SE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" table:style-name="ta3">
        <table:table-source xlink:href="file:///C:/Windows%20NT%204.0%20Workstation%20Profile/ContinEHCS/PSSCI%20Comparison%202005.xls" table:table-name="SE_v_Mod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" table:style-name="ta3">
        <table:table-source xlink:href="file:///C:/Windows%20NT%204.0%20Workstation%20Profile/ContinEHCS/PSSCI%20Comparison%202005.xls" table:table-name="Mo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" table:style-name="ta3">
        <table:table-source xlink:href="file:///C:/Windows%20NT%204.0%20Workstation%20Profile/ContinEHCS/PSSCI%20Comparison%202005.xls" table:table-name="V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" table:style-name="ta3">
        <table:table-source xlink:href="file:///C:/Windows%20NT%204.0%20Workstation%20Profile/ContinEHCS/PSSCI%20Comparison%202005.xls" table:table-name="VN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" table:style-name="ta3">
        <table:table-source xlink:href="file:///C:/Windows%20NT%204.0%20Workstation%20Profile/ContinEHCS/PSSCI%20Comparison%202005.xls" table:table-name="Social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" table:style-name="ta3">
        <table:table-source xlink:href="file:///C:/Windows%20NT%204.0%20Workstation%20Profile/ContinEHCS/PSSCI%20Comparison%202005.xls" table:table-name="CI_around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" table:style-name="ta3">
        <table:table-source xlink:href="file:///C:/Windows%20NT%204.0%20Workstation%20Profile/ContinEHCS/PSSCI%20Comparison%202005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" table:style-name="ta3">
        <table:table-source xlink:href="file:///C:/Windows%20NT%204.0%20Workstation%20Profile/ContinEHCS/PSSCI%20Comparison%202005.xls" table:table-name="CI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" table:style-name="ta3">
        <table:table-source xlink:href="file:///C:/Windows%20NT%204.0%20Workstation%20Profile/ContinEHCS/PSSCI%20Comparison%202005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" table:style-name="ta3">
        <table:table-source xlink:href="file:///C:/Windows%20NT%204.0%20Workstation%20Profile/ContinEHCS/PSSCI%20Comparison%202005.xls" table:table-name="199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" table:style-name="ta3">
        <table:table-source xlink:href="file:///C:/Windows%20NT%204.0%20Workstation%20Profile/ContinEHCS/PSSCI%20Comparison%202005.xls" table:table-name="1996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" table:style-name="ta3">
        <table:table-source xlink:href="file:///C:/Windows%20NT%204.0%20Workstation%20Profile/ContinEHCS/PSSCI%20Comparison%202005.xls" table:table-name="200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" table:style-name="ta3">
        <table:table-source xlink:href="file:///C:/Windows%20NT%204.0%20Workstation%20Profile/ContinEHCS/PSSCI%20Comparison%202005.xls" table:table-name="Costs_Comparison_(2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3" table:style-name="ta3">
        <table:table-source xlink:href="file:///C:/Windows%20NT%204.0%20Workstation%20Profile/ContinEHCS/PSSCI%20Comparison%202005.xls" table:table-name="SE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3" table:style-name="ta3">
        <table:table-source xlink:href="file:///C:/Windows%20NT%204.0%20Workstation%20Profile/ContinEHCS/PSSCI%20Comparison%202005.xls" table:table-name="SE_v_Mod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3" table:style-name="ta3">
        <table:table-source xlink:href="file:///C:/Windows%20NT%204.0%20Workstation%20Profile/ContinEHCS/PSSCI%20Comparison%202005.xls" table:table-name="Mod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3" table:style-name="ta3">
        <table:table-source xlink:href="file:///C:/Windows%20NT%204.0%20Workstation%20Profile/ContinEHCS/PSSCI%20Comparison%202005.xls" table:table-name="V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3" table:style-name="ta3">
        <table:table-source xlink:href="file:///C:/Windows%20NT%204.0%20Workstation%20Profile/ContinEHCS/PSSCI%20Comparison%202005.xls" table:table-name="VND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3" table:style-name="ta3">
        <table:table-source xlink:href="file:///C:/Windows%20NT%204.0%20Workstation%20Profile/ContinEHCS/PSSCI%20Comparison%202005.xls" table:table-name="Social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3" table:style-name="ta3">
        <table:table-source xlink:href="file:///C:/Windows%20NT%204.0%20Workstation%20Profile/ContinEHCS/PSSCI%20Comparison%202005.xls" table:table-name="CI_around_WLS_l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3" table:style-name="ta3">
        <table:table-source xlink:href="file:///C:/Windows%20NT%204.0%20Workstation%20Profile/ContinEHCS/PSSCI%20Comparison%202005.xls" table:table-name="CI_WLS_En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3" table:style-name="ta3">
        <table:table-source xlink:href="file:///C:/Windows%20NT%204.0%20Workstation%20Profile/ContinEHCS/PSSCI%20Comparison%202005.xls" table:table-name="CI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3" table:style-name="ta3">
        <table:table-source xlink:href="file:///C:/Windows%20NT%204.0%20Workstation%20Profile/ContinEHCS/PSSCI%20Comparison%202005.xls" table:table-name="CI_Soc_WLS_lin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3" table:style-name="ta3">
        <table:table-source xlink:href="file:///C:/Windows%20NT%204.0%20Workstation%20Profile/ContinEHCS/PSSCI%20Comparison%202005.xls" table:table-name="1991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3" table:style-name="ta3">
        <table:table-source xlink:href="file:///C:/Windows%20NT%204.0%20Workstation%20Profile/ContinEHCS/PSSCI%20Comparison%202005.xls" table:table-name="1996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3" table:style-name="ta3">
        <table:table-source xlink:href="file:///C:/Windows%20NT%204.0%20Workstation%20Profile/ContinEHCS/PSSCI%20Comparison%202005.xls" table:table-name="2001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3" table:style-name="ta3">
        <table:table-source xlink:href="file:///C:/Windows%20NT%204.0%20Workstation%20Profile/ContinEHCS/PSSCI%20Comparison%202005.xls" table:table-name="Costs_Comparison_(2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" table:style-name="ta3">
        <table:table-source xlink:href="file:///C:/Windows%20NT%204.0%20Workstation%20Profile/ContinEHCS/PSSCI%20Comparison%202005.xls" table:table-name="SE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" table:style-name="ta3">
        <table:table-source xlink:href="file:///C:/Windows%20NT%204.0%20Workstation%20Profile/ContinEHCS/PSSCI%20Comparison%202005.xls" table:table-name="SE_v_Mod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" table:style-name="ta3">
        <table:table-source xlink:href="file:///C:/Windows%20NT%204.0%20Workstation%20Profile/ContinEHCS/PSSCI%20Comparison%202005.xls" table:table-name="Mo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" table:style-name="ta3">
        <table:table-source xlink:href="file:///C:/Windows%20NT%204.0%20Workstation%20Profile/ContinEHCS/PSSCI%20Comparison%202005.xls" table:table-name="V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" table:style-name="ta3">
        <table:table-source xlink:href="file:///C:/Windows%20NT%204.0%20Workstation%20Profile/ContinEHCS/PSSCI%20Comparison%202005.xls" table:table-name="VN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" table:style-name="ta3">
        <table:table-source xlink:href="file:///C:/Windows%20NT%204.0%20Workstation%20Profile/ContinEHCS/PSSCI%20Comparison%202005.xls" table:table-name="Social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" table:style-name="ta3">
        <table:table-source xlink:href="file:///C:/Windows%20NT%204.0%20Workstation%20Profile/ContinEHCS/PSSCI%20Comparison%202005.xls" table:table-name="CI_around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" table:style-name="ta3">
        <table:table-source xlink:href="file:///C:/Windows%20NT%204.0%20Workstation%20Profile/ContinEHCS/PSSCI%20Comparison%202005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" table:style-name="ta3">
        <table:table-source xlink:href="file:///C:/Windows%20NT%204.0%20Workstation%20Profile/ContinEHCS/PSSCI%20Comparison%202005.xls" table:table-name="CI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" table:style-name="ta3">
        <table:table-source xlink:href="file:///C:/Windows%20NT%204.0%20Workstation%20Profile/ContinEHCS/PSSCI%20Comparison%202005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" table:style-name="ta3">
        <table:table-source xlink:href="file:///C:/Windows%20NT%204.0%20Workstation%20Profile/ContinEHCS/PSSCI%20Comparison%202005.xls" table:table-name="199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" table:style-name="ta3">
        <table:table-source xlink:href="file:///C:/Windows%20NT%204.0%20Workstation%20Profile/ContinEHCS/PSSCI%20Comparison%202005.xls" table:table-name="1996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" table:style-name="ta3">
        <table:table-source xlink:href="file:///C:/Windows%20NT%204.0%20Workstation%20Profile/ContinEHCS/PSSCI%20Comparison%202005.xls" table:table-name="200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" table:style-name="ta3">
        <table:table-source xlink:href="file:///C:/Windows%20NT%204.0%20Workstation%20Profile/ContinEHCS/PSSCI%20Comparison%202005.xls" table:table-name="Costs_Comparison_(2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3" table:style-name="ta3">
        <table:table-source xlink:href="file:///C:/Windows%20NT%204.0%20Workstation%20Profile/ContinEHCS/PSSCI%20Comparison%202005.xls" table:table-name="SE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3" table:style-name="ta3">
        <table:table-source xlink:href="file:///C:/Windows%20NT%204.0%20Workstation%20Profile/ContinEHCS/PSSCI%20Comparison%202005.xls" table:table-name="SE_v_Mod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3" table:style-name="ta3">
        <table:table-source xlink:href="file:///C:/Windows%20NT%204.0%20Workstation%20Profile/ContinEHCS/PSSCI%20Comparison%202005.xls" table:table-name="Mo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3" table:style-name="ta3">
        <table:table-source xlink:href="file:///C:/Windows%20NT%204.0%20Workstation%20Profile/ContinEHCS/PSSCI%20Comparison%202005.xls" table:table-name="V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3" table:style-name="ta3">
        <table:table-source xlink:href="file:///C:/Windows%20NT%204.0%20Workstation%20Profile/ContinEHCS/PSSCI%20Comparison%202005.xls" table:table-name="VN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3" table:style-name="ta3">
        <table:table-source xlink:href="file:///C:/Windows%20NT%204.0%20Workstation%20Profile/ContinEHCS/PSSCI%20Comparison%202005.xls" table:table-name="Social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3" table:style-name="ta3">
        <table:table-source xlink:href="file:///C:/Windows%20NT%204.0%20Workstation%20Profile/ContinEHCS/PSSCI%20Comparison%202005.xls" table:table-name="CI_around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3" table:style-name="ta3">
        <table:table-source xlink:href="file:///C:/Windows%20NT%204.0%20Workstation%20Profile/ContinEHCS/PSSCI%20Comparison%202005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3" table:style-name="ta3">
        <table:table-source xlink:href="file:///C:/Windows%20NT%204.0%20Workstation%20Profile/ContinEHCS/PSSCI%20Comparison%202005.xls" table:table-name="CI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3" table:style-name="ta3">
        <table:table-source xlink:href="file:///C:/Windows%20NT%204.0%20Workstation%20Profile/ContinEHCS/PSSCI%20Comparison%202005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3" table:style-name="ta3">
        <table:table-source xlink:href="file:///C:/Windows%20NT%204.0%20Workstation%20Profile/ContinEHCS/PSSCI%20Comparison%202005.xls" table:table-name="199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3" table:style-name="ta3">
        <table:table-source xlink:href="file:///C:/Windows%20NT%204.0%20Workstation%20Profile/ContinEHCS/PSSCI%20Comparison%202005.xls" table:table-name="1996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3" table:style-name="ta3">
        <table:table-source xlink:href="file:///C:/Windows%20NT%204.0%20Workstation%20Profile/ContinEHCS/PSSCI%20Comparison%202005.xls" table:table-name="200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3" table:style-name="ta3">
        <table:table-source xlink:href="file:///C:/Windows%20NT%204.0%20Workstation%20Profile/ContinEHCS/PSSCI%20Comparison%202005.xls" table:table-name="Costs_Comparison_(2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4" table:style-name="ta3">
        <table:table-source xlink:href="file:///C:/Windows%20NT%204.0%20Workstation%20Profile/ContinEHCS/PSSCI%20Comparison%202005.xls" table:table-name="SE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4" table:style-name="ta3">
        <table:table-source xlink:href="file:///C:/Windows%20NT%204.0%20Workstation%20Profile/ContinEHCS/PSSCI%20Comparison%202005.xls" table:table-name="SE_v_Mod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4" table:style-name="ta3">
        <table:table-source xlink:href="file:///C:/Windows%20NT%204.0%20Workstation%20Profile/ContinEHCS/PSSCI%20Comparison%202005.xls" table:table-name="Mo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4" table:style-name="ta3">
        <table:table-source xlink:href="file:///C:/Windows%20NT%204.0%20Workstation%20Profile/ContinEHCS/PSSCI%20Comparison%202005.xls" table:table-name="V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4" table:style-name="ta3">
        <table:table-source xlink:href="file:///C:/Windows%20NT%204.0%20Workstation%20Profile/ContinEHCS/PSSCI%20Comparison%202005.xls" table:table-name="VN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4" table:style-name="ta3">
        <table:table-source xlink:href="file:///C:/Windows%20NT%204.0%20Workstation%20Profile/ContinEHCS/PSSCI%20Comparison%202005.xls" table:table-name="Social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4" table:style-name="ta3">
        <table:table-source xlink:href="file:///C:/Windows%20NT%204.0%20Workstation%20Profile/ContinEHCS/PSSCI%20Comparison%202005.xls" table:table-name="CI_around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4" table:style-name="ta3">
        <table:table-source xlink:href="file:///C:/Windows%20NT%204.0%20Workstation%20Profile/ContinEHCS/PSSCI%20Comparison%202005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4" table:style-name="ta3">
        <table:table-source xlink:href="file:///C:/Windows%20NT%204.0%20Workstation%20Profile/ContinEHCS/PSSCI%20Comparison%202005.xls" table:table-name="CI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4" table:style-name="ta3">
        <table:table-source xlink:href="file:///C:/Windows%20NT%204.0%20Workstation%20Profile/ContinEHCS/PSSCI%20Comparison%202005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4" table:style-name="ta3">
        <table:table-source xlink:href="file:///C:/Windows%20NT%204.0%20Workstation%20Profile/ContinEHCS/PSSCI%20Comparison%202005.xls" table:table-name="199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4" table:style-name="ta3">
        <table:table-source xlink:href="file:///C:/Windows%20NT%204.0%20Workstation%20Profile/ContinEHCS/PSSCI%20Comparison%202005.xls" table:table-name="1996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4" table:style-name="ta3">
        <table:table-source xlink:href="file:///C:/Windows%20NT%204.0%20Workstation%20Profile/ContinEHCS/PSSCI%20Comparison%202005.xls" table:table-name="200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4" table:style-name="ta3">
        <table:table-source xlink:href="file:///C:/Windows%20NT%204.0%20Workstation%20Profile/ContinEHCS/PSSCI%20Comparison%202005.xls" table:table-name="Costs_Comparison_(2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5" table:style-name="ta3">
        <table:table-source xlink:href="file:///C:/Windows%20NT%204.0%20Workstation%20Profile/ContinEHCS/PSSCI%20Comparison%202005.xls" table:table-name="SE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5" table:style-name="ta3">
        <table:table-source xlink:href="file:///C:/Windows%20NT%204.0%20Workstation%20Profile/ContinEHCS/PSSCI%20Comparison%202005.xls" table:table-name="SE_v_Mod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5" table:style-name="ta3">
        <table:table-source xlink:href="file:///C:/Windows%20NT%204.0%20Workstation%20Profile/ContinEHCS/PSSCI%20Comparison%202005.xls" table:table-name="Mo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5" table:style-name="ta3">
        <table:table-source xlink:href="file:///C:/Windows%20NT%204.0%20Workstation%20Profile/ContinEHCS/PSSCI%20Comparison%202005.xls" table:table-name="V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5" table:style-name="ta3">
        <table:table-source xlink:href="file:///C:/Windows%20NT%204.0%20Workstation%20Profile/ContinEHCS/PSSCI%20Comparison%202005.xls" table:table-name="VN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5" table:style-name="ta3">
        <table:table-source xlink:href="file:///C:/Windows%20NT%204.0%20Workstation%20Profile/ContinEHCS/PSSCI%20Comparison%202005.xls" table:table-name="Social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5" table:style-name="ta3">
        <table:table-source xlink:href="file:///C:/Windows%20NT%204.0%20Workstation%20Profile/ContinEHCS/PSSCI%20Comparison%202005.xls" table:table-name="CI_around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5" table:style-name="ta3">
        <table:table-source xlink:href="file:///C:/Windows%20NT%204.0%20Workstation%20Profile/ContinEHCS/PSSCI%20Comparison%202005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5" table:style-name="ta3">
        <table:table-source xlink:href="file:///C:/Windows%20NT%204.0%20Workstation%20Profile/ContinEHCS/PSSCI%20Comparison%202005.xls" table:table-name="CI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5" table:style-name="ta3">
        <table:table-source xlink:href="file:///C:/Windows%20NT%204.0%20Workstation%20Profile/ContinEHCS/PSSCI%20Comparison%202005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5" table:style-name="ta3">
        <table:table-source xlink:href="file:///C:/Windows%20NT%204.0%20Workstation%20Profile/ContinEHCS/PSSCI%20Comparison%202005.xls" table:table-name="199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5" table:style-name="ta3">
        <table:table-source xlink:href="file:///C:/Windows%20NT%204.0%20Workstation%20Profile/ContinEHCS/PSSCI%20Comparison%202005.xls" table:table-name="1996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5" table:style-name="ta3">
        <table:table-source xlink:href="file:///C:/Windows%20NT%204.0%20Workstation%20Profile/ContinEHCS/PSSCI%20Comparison%202005.xls" table:table-name="200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5" table:style-name="ta3">
        <table:table-source xlink:href="file:///C:/Windows%20NT%204.0%20Workstation%20Profile/ContinEHCS/PSSCI%20Comparison%202005.xls" table:table-name="Costs_Comparison_(2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0" table:style-name="ta3">
        <table:table-source xlink:href="file:///C:/Windows%20NT%204.0%20Workstation%20Profile/ContinEHCS/PSSCI%20Comparison%202005.xls" table:table-name="SE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0" table:style-name="ta3">
        <table:table-source xlink:href="file:///C:/Windows%20NT%204.0%20Workstation%20Profile/ContinEHCS/PSSCI%20Comparison%202005.xls" table:table-name="SE_v_Mod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0" table:style-name="ta3">
        <table:table-source xlink:href="file:///C:/Windows%20NT%204.0%20Workstation%20Profile/ContinEHCS/PSSCI%20Comparison%202005.xls" table:table-name="Mo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0" table:style-name="ta3">
        <table:table-source xlink:href="file:///C:/Windows%20NT%204.0%20Workstation%20Profile/ContinEHCS/PSSCI%20Comparison%202005.xls" table:table-name="V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0" table:style-name="ta3">
        <table:table-source xlink:href="file:///C:/Windows%20NT%204.0%20Workstation%20Profile/ContinEHCS/PSSCI%20Comparison%202005.xls" table:table-name="VN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0" table:style-name="ta3">
        <table:table-source xlink:href="file:///C:/Windows%20NT%204.0%20Workstation%20Profile/ContinEHCS/PSSCI%20Comparison%202005.xls" table:table-name="Social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0" table:style-name="ta3">
        <table:table-source xlink:href="file:///C:/Windows%20NT%204.0%20Workstation%20Profile/ContinEHCS/PSSCI%20Comparison%202005.xls" table:table-name="CI_around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0" table:style-name="ta3">
        <table:table-source xlink:href="file:///C:/Windows%20NT%204.0%20Workstation%20Profile/ContinEHCS/PSSCI%20Comparison%202005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0" table:style-name="ta3">
        <table:table-source xlink:href="file:///C:/Windows%20NT%204.0%20Workstation%20Profile/ContinEHCS/PSSCI%20Comparison%202005.xls" table:table-name="CI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0" table:style-name="ta3">
        <table:table-source xlink:href="file:///C:/Windows%20NT%204.0%20Workstation%20Profile/ContinEHCS/PSSCI%20Comparison%202005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0" table:style-name="ta3">
        <table:table-source xlink:href="file:///C:/Windows%20NT%204.0%20Workstation%20Profile/ContinEHCS/PSSCI%20Comparison%202005.xls" table:table-name="199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0" table:style-name="ta3">
        <table:table-source xlink:href="file:///C:/Windows%20NT%204.0%20Workstation%20Profile/ContinEHCS/PSSCI%20Comparison%202005.xls" table:table-name="1996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0" table:style-name="ta3">
        <table:table-source xlink:href="file:///C:/Windows%20NT%204.0%20Workstation%20Profile/ContinEHCS/PSSCI%20Comparison%202005.xls" table:table-name="200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0" table:style-name="ta3">
        <table:table-source xlink:href="file:///C:/Windows%20NT%204.0%20Workstation%20Profile/ContinEHCS/PSSCI%20Comparison%202005.xls" table:table-name="Costs_Comparison_(2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7" table:style-name="ta3">
        <table:table-source xlink:href="file:///C:/Windows%20NT%204.0%20Workstation%20Profile/ContinEHCS/PSSCI%20Comparison%202005.xls" table:table-name="SE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7" table:style-name="ta3">
        <table:table-source xlink:href="file:///C:/Windows%20NT%204.0%20Workstation%20Profile/ContinEHCS/PSSCI%20Comparison%202005.xls" table:table-name="SE_v_Mod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7" table:style-name="ta3">
        <table:table-source xlink:href="file:///C:/Windows%20NT%204.0%20Workstation%20Profile/ContinEHCS/PSSCI%20Comparison%202005.xls" table:table-name="Mo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7" table:style-name="ta3">
        <table:table-source xlink:href="file:///C:/Windows%20NT%204.0%20Workstation%20Profile/ContinEHCS/PSSCI%20Comparison%202005.xls" table:table-name="V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7" table:style-name="ta3">
        <table:table-source xlink:href="file:///C:/Windows%20NT%204.0%20Workstation%20Profile/ContinEHCS/PSSCI%20Comparison%202005.xls" table:table-name="VN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7" table:style-name="ta3">
        <table:table-source xlink:href="file:///C:/Windows%20NT%204.0%20Workstation%20Profile/ContinEHCS/PSSCI%20Comparison%202005.xls" table:table-name="Social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7" table:style-name="ta3">
        <table:table-source xlink:href="file:///C:/Windows%20NT%204.0%20Workstation%20Profile/ContinEHCS/PSSCI%20Comparison%202005.xls" table:table-name="CI_around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7" table:style-name="ta3">
        <table:table-source xlink:href="file:///C:/Windows%20NT%204.0%20Workstation%20Profile/ContinEHCS/PSSCI%20Comparison%202005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7" table:style-name="ta3">
        <table:table-source xlink:href="file:///C:/Windows%20NT%204.0%20Workstation%20Profile/ContinEHCS/PSSCI%20Comparison%202005.xls" table:table-name="CI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7" table:style-name="ta3">
        <table:table-source xlink:href="file:///C:/Windows%20NT%204.0%20Workstation%20Profile/ContinEHCS/PSSCI%20Comparison%202005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7" table:style-name="ta3">
        <table:table-source xlink:href="file:///C:/Windows%20NT%204.0%20Workstation%20Profile/ContinEHCS/PSSCI%20Comparison%202005.xls" table:table-name="199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7" table:style-name="ta3">
        <table:table-source xlink:href="file:///C:/Windows%20NT%204.0%20Workstation%20Profile/ContinEHCS/PSSCI%20Comparison%202005.xls" table:table-name="1996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7" table:style-name="ta3">
        <table:table-source xlink:href="file:///C:/Windows%20NT%204.0%20Workstation%20Profile/ContinEHCS/PSSCI%20Comparison%202005.xls" table:table-name="200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7" table:style-name="ta3">
        <table:table-source xlink:href="file:///C:/Windows%20NT%204.0%20Workstation%20Profile/ContinEHCS/PSSCI%20Comparison%202005.xls" table:table-name="Costs_Comparison_(2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6" table:style-name="ta3">
        <table:table-source xlink:href="file:///C:/Windows%20NT%204.0%20Workstation%20Profile/ContinEHCS/PSSCI%20Comparison%202005.xls" table:table-name="SE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6" table:style-name="ta3">
        <table:table-source xlink:href="file:///C:/Windows%20NT%204.0%20Workstation%20Profile/ContinEHCS/PSSCI%20Comparison%202005.xls" table:table-name="SE_v_Mod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6" table:style-name="ta3">
        <table:table-source xlink:href="file:///C:/Windows%20NT%204.0%20Workstation%20Profile/ContinEHCS/PSSCI%20Comparison%202005.xls" table:table-name="Mo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6" table:style-name="ta3">
        <table:table-source xlink:href="file:///C:/Windows%20NT%204.0%20Workstation%20Profile/ContinEHCS/PSSCI%20Comparison%202005.xls" table:table-name="V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6" table:style-name="ta3">
        <table:table-source xlink:href="file:///C:/Windows%20NT%204.0%20Workstation%20Profile/ContinEHCS/PSSCI%20Comparison%202005.xls" table:table-name="VN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6" table:style-name="ta3">
        <table:table-source xlink:href="file:///C:/Windows%20NT%204.0%20Workstation%20Profile/ContinEHCS/PSSCI%20Comparison%202005.xls" table:table-name="Social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6" table:style-name="ta3">
        <table:table-source xlink:href="file:///C:/Windows%20NT%204.0%20Workstation%20Profile/ContinEHCS/PSSCI%20Comparison%202005.xls" table:table-name="CI_around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6" table:style-name="ta3">
        <table:table-source xlink:href="file:///C:/Windows%20NT%204.0%20Workstation%20Profile/ContinEHCS/PSSCI%20Comparison%202005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6" table:style-name="ta3">
        <table:table-source xlink:href="file:///C:/Windows%20NT%204.0%20Workstation%20Profile/ContinEHCS/PSSCI%20Comparison%202005.xls" table:table-name="CI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6" table:style-name="ta3">
        <table:table-source xlink:href="file:///C:/Windows%20NT%204.0%20Workstation%20Profile/ContinEHCS/PSSCI%20Comparison%202005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6" table:style-name="ta3">
        <table:table-source xlink:href="file:///C:/Windows%20NT%204.0%20Workstation%20Profile/ContinEHCS/PSSCI%20Comparison%202005.xls" table:table-name="199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6" table:style-name="ta3">
        <table:table-source xlink:href="file:///C:/Windows%20NT%204.0%20Workstation%20Profile/ContinEHCS/PSSCI%20Comparison%202005.xls" table:table-name="1996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6" table:style-name="ta3">
        <table:table-source xlink:href="file:///C:/Windows%20NT%204.0%20Workstation%20Profile/ContinEHCS/PSSCI%20Comparison%202005.xls" table:table-name="200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6" table:style-name="ta3">
        <table:table-source xlink:href="file:///C:/Windows%20NT%204.0%20Workstation%20Profile/ContinEHCS/PSSCI%20Comparison%202005.xls" table:table-name="Costs_Comparison_(2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9" table:style-name="ta3">
        <table:table-source xlink:href="file:///C:/Windows%20NT%204.0%20Workstation%20Profile/ContinEHCS/PSSCI%20Comparison%202005.xls" table:table-name="SE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9" table:style-name="ta3">
        <table:table-source xlink:href="file:///C:/Windows%20NT%204.0%20Workstation%20Profile/ContinEHCS/PSSCI%20Comparison%202005.xls" table:table-name="SE_v_Mod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9" table:style-name="ta3">
        <table:table-source xlink:href="file:///C:/Windows%20NT%204.0%20Workstation%20Profile/ContinEHCS/PSSCI%20Comparison%202005.xls" table:table-name="Mo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9" table:style-name="ta3">
        <table:table-source xlink:href="file:///C:/Windows%20NT%204.0%20Workstation%20Profile/ContinEHCS/PSSCI%20Comparison%202005.xls" table:table-name="V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9" table:style-name="ta3">
        <table:table-source xlink:href="file:///C:/Windows%20NT%204.0%20Workstation%20Profile/ContinEHCS/PSSCI%20Comparison%202005.xls" table:table-name="VN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9" table:style-name="ta3">
        <table:table-source xlink:href="file:///C:/Windows%20NT%204.0%20Workstation%20Profile/ContinEHCS/PSSCI%20Comparison%202005.xls" table:table-name="Social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9" table:style-name="ta3">
        <table:table-source xlink:href="file:///C:/Windows%20NT%204.0%20Workstation%20Profile/ContinEHCS/PSSCI%20Comparison%202005.xls" table:table-name="CI_around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9" table:style-name="ta3">
        <table:table-source xlink:href="file:///C:/Windows%20NT%204.0%20Workstation%20Profile/ContinEHCS/PSSCI%20Comparison%202005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9" table:style-name="ta3">
        <table:table-source xlink:href="file:///C:/Windows%20NT%204.0%20Workstation%20Profile/ContinEHCS/PSSCI%20Comparison%202005.xls" table:table-name="CI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9" table:style-name="ta3">
        <table:table-source xlink:href="file:///C:/Windows%20NT%204.0%20Workstation%20Profile/ContinEHCS/PSSCI%20Comparison%202005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9" table:style-name="ta3">
        <table:table-source xlink:href="file:///C:/Windows%20NT%204.0%20Workstation%20Profile/ContinEHCS/PSSCI%20Comparison%202005.xls" table:table-name="199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9" table:style-name="ta3">
        <table:table-source xlink:href="file:///C:/Windows%20NT%204.0%20Workstation%20Profile/ContinEHCS/PSSCI%20Comparison%202005.xls" table:table-name="1996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9" table:style-name="ta3">
        <table:table-source xlink:href="file:///C:/Windows%20NT%204.0%20Workstation%20Profile/ContinEHCS/PSSCI%20Comparison%202005.xls" table:table-name="200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9" table:style-name="ta3">
        <table:table-source xlink:href="file:///C:/Windows%20NT%204.0%20Workstation%20Profile/ContinEHCS/PSSCI%20Comparison%202005.xls" table:table-name="Costs_Comparison_(2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8" table:style-name="ta3">
        <table:table-source xlink:href="file:///C:/Windows%20NT%204.0%20Workstation%20Profile/ContinEHCS/PSSCI%20Comparison%202005.xls" table:table-name="SE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8" table:style-name="ta3">
        <table:table-source xlink:href="file:///C:/Windows%20NT%204.0%20Workstation%20Profile/ContinEHCS/PSSCI%20Comparison%202005.xls" table:table-name="SE_v_Mod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8" table:style-name="ta3">
        <table:table-source xlink:href="file:///C:/Windows%20NT%204.0%20Workstation%20Profile/ContinEHCS/PSSCI%20Comparison%202005.xls" table:table-name="Mo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8" table:style-name="ta3">
        <table:table-source xlink:href="file:///C:/Windows%20NT%204.0%20Workstation%20Profile/ContinEHCS/PSSCI%20Comparison%202005.xls" table:table-name="V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8" table:style-name="ta3">
        <table:table-source xlink:href="file:///C:/Windows%20NT%204.0%20Workstation%20Profile/ContinEHCS/PSSCI%20Comparison%202005.xls" table:table-name="VN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8" table:style-name="ta3">
        <table:table-source xlink:href="file:///C:/Windows%20NT%204.0%20Workstation%20Profile/ContinEHCS/PSSCI%20Comparison%202005.xls" table:table-name="Social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8" table:style-name="ta3">
        <table:table-source xlink:href="file:///C:/Windows%20NT%204.0%20Workstation%20Profile/ContinEHCS/PSSCI%20Comparison%202005.xls" table:table-name="CI_around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8" table:style-name="ta3">
        <table:table-source xlink:href="file:///C:/Windows%20NT%204.0%20Workstation%20Profile/ContinEHCS/PSSCI%20Comparison%202005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8" table:style-name="ta3">
        <table:table-source xlink:href="file:///C:/Windows%20NT%204.0%20Workstation%20Profile/ContinEHCS/PSSCI%20Comparison%202005.xls" table:table-name="CI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8" table:style-name="ta3">
        <table:table-source xlink:href="file:///C:/Windows%20NT%204.0%20Workstation%20Profile/ContinEHCS/PSSCI%20Comparison%202005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8" table:style-name="ta3">
        <table:table-source xlink:href="file:///C:/Windows%20NT%204.0%20Workstation%20Profile/ContinEHCS/PSSCI%20Comparison%202005.xls" table:table-name="199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8" table:style-name="ta3">
        <table:table-source xlink:href="file:///C:/Windows%20NT%204.0%20Workstation%20Profile/ContinEHCS/PSSCI%20Comparison%202005.xls" table:table-name="1996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8" table:style-name="ta3">
        <table:table-source xlink:href="file:///C:/Windows%20NT%204.0%20Workstation%20Profile/ContinEHCS/PSSCI%20Comparison%202005.xls" table:table-name="200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8" table:style-name="ta3">
        <table:table-source xlink:href="file:///C:/Windows%20NT%204.0%20Workstation%20Profile/ContinEHCS/PSSCI%20Comparison%202005.xls" table:table-name="Costs_Comparison_(2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1" table:style-name="ta3">
        <table:table-source xlink:href="file:///C:/Windows%20NT%204.0%20Workstation%20Profile/ContinEHCS/PSSCI%20Comparison%202005.xls" table:table-name="SE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1" table:style-name="ta3">
        <table:table-source xlink:href="file:///C:/Windows%20NT%204.0%20Workstation%20Profile/ContinEHCS/PSSCI%20Comparison%202005.xls" table:table-name="SE_v_Mod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1" table:style-name="ta3">
        <table:table-source xlink:href="file:///C:/Windows%20NT%204.0%20Workstation%20Profile/ContinEHCS/PSSCI%20Comparison%202005.xls" table:table-name="Mo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1" table:style-name="ta3">
        <table:table-source xlink:href="file:///C:/Windows%20NT%204.0%20Workstation%20Profile/ContinEHCS/PSSCI%20Comparison%202005.xls" table:table-name="V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1" table:style-name="ta3">
        <table:table-source xlink:href="file:///C:/Windows%20NT%204.0%20Workstation%20Profile/ContinEHCS/PSSCI%20Comparison%202005.xls" table:table-name="VN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1" table:style-name="ta3">
        <table:table-source xlink:href="file:///C:/Windows%20NT%204.0%20Workstation%20Profile/ContinEHCS/PSSCI%20Comparison%202005.xls" table:table-name="Social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1" table:style-name="ta3">
        <table:table-source xlink:href="file:///C:/Windows%20NT%204.0%20Workstation%20Profile/ContinEHCS/PSSCI%20Comparison%202005.xls" table:table-name="CI_around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1" table:style-name="ta3">
        <table:table-source xlink:href="file:///C:/Windows%20NT%204.0%20Workstation%20Profile/ContinEHCS/PSSCI%20Comparison%202005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1" table:style-name="ta3">
        <table:table-source xlink:href="file:///C:/Windows%20NT%204.0%20Workstation%20Profile/ContinEHCS/PSSCI%20Comparison%202005.xls" table:table-name="CI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1" table:style-name="ta3">
        <table:table-source xlink:href="file:///C:/Windows%20NT%204.0%20Workstation%20Profile/ContinEHCS/PSSCI%20Comparison%202005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1" table:style-name="ta3">
        <table:table-source xlink:href="file:///C:/Windows%20NT%204.0%20Workstation%20Profile/ContinEHCS/PSSCI%20Comparison%202005.xls" table:table-name="199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1" table:style-name="ta3">
        <table:table-source xlink:href="file:///C:/Windows%20NT%204.0%20Workstation%20Profile/ContinEHCS/PSSCI%20Comparison%202005.xls" table:table-name="1996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1" table:style-name="ta3">
        <table:table-source xlink:href="file:///C:/Windows%20NT%204.0%20Workstation%20Profile/ContinEHCS/PSSCI%20Comparison%202005.xls" table:table-name="200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1" table:style-name="ta3">
        <table:table-source xlink:href="file:///C:/Windows%20NT%204.0%20Workstation%20Profile/ContinEHCS/PSSCI%20Comparison%202005.xls" table:table-name="Costs_Comparison_(2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2" table:style-name="ta3">
        <table:table-source xlink:href="file:///C:/Windows%20NT%204.0%20Workstation%20Profile/ContinEHCS/PSSCI%20Comparison%202005.xls" table:table-name="SE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2" table:style-name="ta3">
        <table:table-source xlink:href="file:///C:/Windows%20NT%204.0%20Workstation%20Profile/ContinEHCS/PSSCI%20Comparison%202005.xls" table:table-name="SE_v_Mod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2" table:style-name="ta3">
        <table:table-source xlink:href="file:///C:/Windows%20NT%204.0%20Workstation%20Profile/ContinEHCS/PSSCI%20Comparison%202005.xls" table:table-name="Mo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2" table:style-name="ta3">
        <table:table-source xlink:href="file:///C:/Windows%20NT%204.0%20Workstation%20Profile/ContinEHCS/PSSCI%20Comparison%202005.xls" table:table-name="V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2" table:style-name="ta3">
        <table:table-source xlink:href="file:///C:/Windows%20NT%204.0%20Workstation%20Profile/ContinEHCS/PSSCI%20Comparison%202005.xls" table:table-name="VN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2" table:style-name="ta3">
        <table:table-source xlink:href="file:///C:/Windows%20NT%204.0%20Workstation%20Profile/ContinEHCS/PSSCI%20Comparison%202005.xls" table:table-name="Social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2" table:style-name="ta3">
        <table:table-source xlink:href="file:///C:/Windows%20NT%204.0%20Workstation%20Profile/ContinEHCS/PSSCI%20Comparison%202005.xls" table:table-name="CI_around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2" table:style-name="ta3">
        <table:table-source xlink:href="file:///C:/Windows%20NT%204.0%20Workstation%20Profile/ContinEHCS/PSSCI%20Comparison%202005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2" table:style-name="ta3">
        <table:table-source xlink:href="file:///C:/Windows%20NT%204.0%20Workstation%20Profile/ContinEHCS/PSSCI%20Comparison%202005.xls" table:table-name="CI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2" table:style-name="ta3">
        <table:table-source xlink:href="file:///C:/Windows%20NT%204.0%20Workstation%20Profile/ContinEHCS/PSSCI%20Comparison%202005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2" table:style-name="ta3">
        <table:table-source xlink:href="file:///C:/Windows%20NT%204.0%20Workstation%20Profile/ContinEHCS/PSSCI%20Comparison%202005.xls" table:table-name="199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2" table:style-name="ta3">
        <table:table-source xlink:href="file:///C:/Windows%20NT%204.0%20Workstation%20Profile/ContinEHCS/PSSCI%20Comparison%202005.xls" table:table-name="1996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2" table:style-name="ta3">
        <table:table-source xlink:href="file:///C:/Windows%20NT%204.0%20Workstation%20Profile/ContinEHCS/PSSCI%20Comparison%202005.xls" table:table-name="200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2" table:style-name="ta3">
        <table:table-source xlink:href="file:///C:/Windows%20NT%204.0%20Workstation%20Profile/ContinEHCS/PSSCI%20Comparison%202005.xls" table:table-name="Costs_Comparison_(2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4" table:style-name="ta3">
        <table:table-source xlink:href="file:///C:/Windows%20NT%204.0%20Workstation%20Profile/ContinEHCS/PSSCI%20Comparison%202005.xls" table:table-name="SE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4" table:style-name="ta3">
        <table:table-source xlink:href="file:///C:/Windows%20NT%204.0%20Workstation%20Profile/ContinEHCS/PSSCI%20Comparison%202005.xls" table:table-name="SE_v_Mod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4" table:style-name="ta3">
        <table:table-source xlink:href="file:///C:/Windows%20NT%204.0%20Workstation%20Profile/ContinEHCS/PSSCI%20Comparison%202005.xls" table:table-name="Mod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4" table:style-name="ta3">
        <table:table-source xlink:href="file:///C:/Windows%20NT%204.0%20Workstation%20Profile/ContinEHCS/PSSCI%20Comparison%202005.xls" table:table-name="V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4" table:style-name="ta3">
        <table:table-source xlink:href="file:///C:/Windows%20NT%204.0%20Workstation%20Profile/ContinEHCS/PSSCI%20Comparison%202005.xls" table:table-name="VND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4" table:style-name="ta3">
        <table:table-source xlink:href="file:///C:/Windows%20NT%204.0%20Workstation%20Profile/ContinEHCS/PSSCI%20Comparison%202005.xls" table:table-name="Social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4" table:style-name="ta3">
        <table:table-source xlink:href="file:///C:/Windows%20NT%204.0%20Workstation%20Profile/ContinEHCS/PSSCI%20Comparison%202005.xls" table:table-name="CI_around_WLS_l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4" table:style-name="ta3">
        <table:table-source xlink:href="file:///C:/Windows%20NT%204.0%20Workstation%20Profile/ContinEHCS/PSSCI%20Comparison%202005.xls" table:table-name="CI_WLS_Eng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4" table:style-name="ta3">
        <table:table-source xlink:href="file:///C:/Windows%20NT%204.0%20Workstation%20Profile/ContinEHCS/PSSCI%20Comparison%202005.xls" table:table-name="CI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4" table:style-name="ta3">
        <table:table-source xlink:href="file:///C:/Windows%20NT%204.0%20Workstation%20Profile/ContinEHCS/PSSCI%20Comparison%202005.xls" table:table-name="CI_Soc_WLS_lin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4" table:style-name="ta3">
        <table:table-source xlink:href="file:///C:/Windows%20NT%204.0%20Workstation%20Profile/ContinEHCS/PSSCI%20Comparison%202005.xls" table:table-name="1991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4" table:style-name="ta3">
        <table:table-source xlink:href="file:///C:/Windows%20NT%204.0%20Workstation%20Profile/ContinEHCS/PSSCI%20Comparison%202005.xls" table:table-name="1996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4" table:style-name="ta3">
        <table:table-source xlink:href="file:///C:/Windows%20NT%204.0%20Workstation%20Profile/ContinEHCS/PSSCI%20Comparison%202005.xls" table:table-name="2001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4" table:style-name="ta3">
        <table:table-source xlink:href="file:///C:/Windows%20NT%204.0%20Workstation%20Profile/ContinEHCS/PSSCI%20Comparison%202005.xls" table:table-name="Costs_Comparison_(2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5" table:style-name="ta3">
        <table:table-source xlink:href="file:///C:/Windows%20NT%204.0%20Workstation%20Profile/ContinEHCS/PSSCI%20Comparison%202005.xls" table:table-name="SE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5" table:style-name="ta3">
        <table:table-source xlink:href="file:///C:/Windows%20NT%204.0%20Workstation%20Profile/ContinEHCS/PSSCI%20Comparison%202005.xls" table:table-name="SE_v_Mod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5" table:style-name="ta3">
        <table:table-source xlink:href="file:///C:/Windows%20NT%204.0%20Workstation%20Profile/ContinEHCS/PSSCI%20Comparison%202005.xls" table:table-name="Mod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5" table:style-name="ta3">
        <table:table-source xlink:href="file:///C:/Windows%20NT%204.0%20Workstation%20Profile/ContinEHCS/PSSCI%20Comparison%202005.xls" table:table-name="V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5" table:style-name="ta3">
        <table:table-source xlink:href="file:///C:/Windows%20NT%204.0%20Workstation%20Profile/ContinEHCS/PSSCI%20Comparison%202005.xls" table:table-name="VND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5" table:style-name="ta3">
        <table:table-source xlink:href="file:///C:/Windows%20NT%204.0%20Workstation%20Profile/ContinEHCS/PSSCI%20Comparison%202005.xls" table:table-name="Social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5" table:style-name="ta3">
        <table:table-source xlink:href="file:///C:/Windows%20NT%204.0%20Workstation%20Profile/ContinEHCS/PSSCI%20Comparison%202005.xls" table:table-name="CI_around_WLS_l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5" table:style-name="ta3">
        <table:table-source xlink:href="file:///C:/Windows%20NT%204.0%20Workstation%20Profile/ContinEHCS/PSSCI%20Comparison%202005.xls" table:table-name="CI_WLS_Eng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5" table:style-name="ta3">
        <table:table-source xlink:href="file:///C:/Windows%20NT%204.0%20Workstation%20Profile/ContinEHCS/PSSCI%20Comparison%202005.xls" table:table-name="CI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5" table:style-name="ta3">
        <table:table-source xlink:href="file:///C:/Windows%20NT%204.0%20Workstation%20Profile/ContinEHCS/PSSCI%20Comparison%202005.xls" table:table-name="CI_Soc_WLS_lin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5" table:style-name="ta3">
        <table:table-source xlink:href="file:///C:/Windows%20NT%204.0%20Workstation%20Profile/ContinEHCS/PSSCI%20Comparison%202005.xls" table:table-name="1991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5" table:style-name="ta3">
        <table:table-source xlink:href="file:///C:/Windows%20NT%204.0%20Workstation%20Profile/ContinEHCS/PSSCI%20Comparison%202005.xls" table:table-name="1996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5" table:style-name="ta3">
        <table:table-source xlink:href="file:///C:/Windows%20NT%204.0%20Workstation%20Profile/ContinEHCS/PSSCI%20Comparison%202005.xls" table:table-name="2001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5" table:style-name="ta3">
        <table:table-source xlink:href="file:///C:/Windows%20NT%204.0%20Workstation%20Profile/ContinEHCS/PSSCI%20Comparison%202005.xls" table:table-name="Costs_Comparison_(2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7" table:style-name="ta3">
        <table:table-source xlink:href="file:///C:/Windows%20NT%204.0%20Workstation%20Profile/ContinEHCS/PSSCI%20Comparison%202005.xls" table:table-name="SE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7" table:style-name="ta3">
        <table:table-source xlink:href="file:///C:/Windows%20NT%204.0%20Workstation%20Profile/ContinEHCS/PSSCI%20Comparison%202005.xls" table:table-name="SE_v_Mod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7" table:style-name="ta3">
        <table:table-source xlink:href="file:///C:/Windows%20NT%204.0%20Workstation%20Profile/ContinEHCS/PSSCI%20Comparison%202005.xls" table:table-name="Mod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7" table:style-name="ta3">
        <table:table-source xlink:href="file:///C:/Windows%20NT%204.0%20Workstation%20Profile/ContinEHCS/PSSCI%20Comparison%202005.xls" table:table-name="V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7" table:style-name="ta3">
        <table:table-source xlink:href="file:///C:/Windows%20NT%204.0%20Workstation%20Profile/ContinEHCS/PSSCI%20Comparison%202005.xls" table:table-name="VND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7" table:style-name="ta3">
        <table:table-source xlink:href="file:///C:/Windows%20NT%204.0%20Workstation%20Profile/ContinEHCS/PSSCI%20Comparison%202005.xls" table:table-name="Social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7" table:style-name="ta3">
        <table:table-source xlink:href="file:///C:/Windows%20NT%204.0%20Workstation%20Profile/ContinEHCS/PSSCI%20Comparison%202005.xls" table:table-name="CI_around_WLS_l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7" table:style-name="ta3">
        <table:table-source xlink:href="file:///C:/Windows%20NT%204.0%20Workstation%20Profile/ContinEHCS/PSSCI%20Comparison%202005.xls" table:table-name="CI_WLS_Eng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7" table:style-name="ta3">
        <table:table-source xlink:href="file:///C:/Windows%20NT%204.0%20Workstation%20Profile/ContinEHCS/PSSCI%20Comparison%202005.xls" table:table-name="CI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7" table:style-name="ta3">
        <table:table-source xlink:href="file:///C:/Windows%20NT%204.0%20Workstation%20Profile/ContinEHCS/PSSCI%20Comparison%202005.xls" table:table-name="CI_Soc_WLS_lin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7" table:style-name="ta3">
        <table:table-source xlink:href="file:///C:/Windows%20NT%204.0%20Workstation%20Profile/ContinEHCS/PSSCI%20Comparison%202005.xls" table:table-name="1991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7" table:style-name="ta3">
        <table:table-source xlink:href="file:///C:/Windows%20NT%204.0%20Workstation%20Profile/ContinEHCS/PSSCI%20Comparison%202005.xls" table:table-name="1996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7" table:style-name="ta3">
        <table:table-source xlink:href="file:///C:/Windows%20NT%204.0%20Workstation%20Profile/ContinEHCS/PSSCI%20Comparison%202005.xls" table:table-name="2001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7" table:style-name="ta3">
        <table:table-source xlink:href="file:///C:/Windows%20NT%204.0%20Workstation%20Profile/ContinEHCS/PSSCI%20Comparison%202005.xls" table:table-name="Costs_Comparison_(2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6" table:style-name="ta3">
        <table:table-source xlink:href="file:///C:/Windows%20NT%204.0%20Workstation%20Profile/ContinEHCS/PSSCI%20Comparison%202005.xls" table:table-name="SE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6" table:style-name="ta3">
        <table:table-source xlink:href="file:///C:/Windows%20NT%204.0%20Workstation%20Profile/ContinEHCS/PSSCI%20Comparison%202005.xls" table:table-name="SE_v_Mod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6" table:style-name="ta3">
        <table:table-source xlink:href="file:///C:/Windows%20NT%204.0%20Workstation%20Profile/ContinEHCS/PSSCI%20Comparison%202005.xls" table:table-name="Mod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6" table:style-name="ta3">
        <table:table-source xlink:href="file:///C:/Windows%20NT%204.0%20Workstation%20Profile/ContinEHCS/PSSCI%20Comparison%202005.xls" table:table-name="V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6" table:style-name="ta3">
        <table:table-source xlink:href="file:///C:/Windows%20NT%204.0%20Workstation%20Profile/ContinEHCS/PSSCI%20Comparison%202005.xls" table:table-name="VND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6" table:style-name="ta3">
        <table:table-source xlink:href="file:///C:/Windows%20NT%204.0%20Workstation%20Profile/ContinEHCS/PSSCI%20Comparison%202005.xls" table:table-name="Social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6" table:style-name="ta3">
        <table:table-source xlink:href="file:///C:/Windows%20NT%204.0%20Workstation%20Profile/ContinEHCS/PSSCI%20Comparison%202005.xls" table:table-name="CI_around_WLS_l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6" table:style-name="ta3">
        <table:table-source xlink:href="file:///C:/Windows%20NT%204.0%20Workstation%20Profile/ContinEHCS/PSSCI%20Comparison%202005.xls" table:table-name="CI_WLS_Eng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6" table:style-name="ta3">
        <table:table-source xlink:href="file:///C:/Windows%20NT%204.0%20Workstation%20Profile/ContinEHCS/PSSCI%20Comparison%202005.xls" table:table-name="CI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6" table:style-name="ta3">
        <table:table-source xlink:href="file:///C:/Windows%20NT%204.0%20Workstation%20Profile/ContinEHCS/PSSCI%20Comparison%202005.xls" table:table-name="CI_Soc_WLS_lin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6" table:style-name="ta3">
        <table:table-source xlink:href="file:///C:/Windows%20NT%204.0%20Workstation%20Profile/ContinEHCS/PSSCI%20Comparison%202005.xls" table:table-name="1991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6" table:style-name="ta3">
        <table:table-source xlink:href="file:///C:/Windows%20NT%204.0%20Workstation%20Profile/ContinEHCS/PSSCI%20Comparison%202005.xls" table:table-name="1996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6" table:style-name="ta3">
        <table:table-source xlink:href="file:///C:/Windows%20NT%204.0%20Workstation%20Profile/ContinEHCS/PSSCI%20Comparison%202005.xls" table:table-name="2001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6" table:style-name="ta3">
        <table:table-source xlink:href="file:///C:/Windows%20NT%204.0%20Workstation%20Profile/ContinEHCS/PSSCI%20Comparison%202005.xls" table:table-name="Costs_Comparison_(2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8" table:style-name="ta3">
        <table:table-source xlink:href="file:///C:/Windows%20NT%204.0%20Workstation%20Profile/ContinEHCS/PSSCI%20Comparison%202005.xls" table:table-name="SE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8" table:style-name="ta3">
        <table:table-source xlink:href="file:///C:/Windows%20NT%204.0%20Workstation%20Profile/ContinEHCS/PSSCI%20Comparison%202005.xls" table:table-name="SE_v_Mod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8" table:style-name="ta3">
        <table:table-source xlink:href="file:///C:/Windows%20NT%204.0%20Workstation%20Profile/ContinEHCS/PSSCI%20Comparison%202005.xls" table:table-name="Mod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8" table:style-name="ta3">
        <table:table-source xlink:href="file:///C:/Windows%20NT%204.0%20Workstation%20Profile/ContinEHCS/PSSCI%20Comparison%202005.xls" table:table-name="V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8" table:style-name="ta3">
        <table:table-source xlink:href="file:///C:/Windows%20NT%204.0%20Workstation%20Profile/ContinEHCS/PSSCI%20Comparison%202005.xls" table:table-name="VND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8" table:style-name="ta3">
        <table:table-source xlink:href="file:///C:/Windows%20NT%204.0%20Workstation%20Profile/ContinEHCS/PSSCI%20Comparison%202005.xls" table:table-name="Social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8" table:style-name="ta3">
        <table:table-source xlink:href="file:///C:/Windows%20NT%204.0%20Workstation%20Profile/ContinEHCS/PSSCI%20Comparison%202005.xls" table:table-name="CI_around_WLS_l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8" table:style-name="ta3">
        <table:table-source xlink:href="file:///C:/Windows%20NT%204.0%20Workstation%20Profile/ContinEHCS/PSSCI%20Comparison%202005.xls" table:table-name="CI_WLS_Eng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8" table:style-name="ta3">
        <table:table-source xlink:href="file:///C:/Windows%20NT%204.0%20Workstation%20Profile/ContinEHCS/PSSCI%20Comparison%202005.xls" table:table-name="CI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8" table:style-name="ta3">
        <table:table-source xlink:href="file:///C:/Windows%20NT%204.0%20Workstation%20Profile/ContinEHCS/PSSCI%20Comparison%202005.xls" table:table-name="CI_Soc_WLS_lin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8" table:style-name="ta3">
        <table:table-source xlink:href="file:///C:/Windows%20NT%204.0%20Workstation%20Profile/ContinEHCS/PSSCI%20Comparison%202005.xls" table:table-name="1991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8" table:style-name="ta3">
        <table:table-source xlink:href="file:///C:/Windows%20NT%204.0%20Workstation%20Profile/ContinEHCS/PSSCI%20Comparison%202005.xls" table:table-name="1996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8" table:style-name="ta3">
        <table:table-source xlink:href="file:///C:/Windows%20NT%204.0%20Workstation%20Profile/ContinEHCS/PSSCI%20Comparison%202005.xls" table:table-name="2001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8" table:style-name="ta3">
        <table:table-source xlink:href="file:///C:/Windows%20NT%204.0%20Workstation%20Profile/ContinEHCS/PSSCI%20Comparison%202005.xls" table:table-name="Costs_Comparison_(2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9" table:style-name="ta3">
        <table:table-source xlink:href="file:///C:/Windows%20NT%204.0%20Workstation%20Profile/ContinEHCS/PSSCI%20Comparison%202005.xls" table:table-name="SE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9" table:style-name="ta3">
        <table:table-source xlink:href="file:///C:/Windows%20NT%204.0%20Workstation%20Profile/ContinEHCS/PSSCI%20Comparison%202005.xls" table:table-name="SE_v_Mod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9" table:style-name="ta3">
        <table:table-source xlink:href="file:///C:/Windows%20NT%204.0%20Workstation%20Profile/ContinEHCS/PSSCI%20Comparison%202005.xls" table:table-name="Mod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9" table:style-name="ta3">
        <table:table-source xlink:href="file:///C:/Windows%20NT%204.0%20Workstation%20Profile/ContinEHCS/PSSCI%20Comparison%202005.xls" table:table-name="V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9" table:style-name="ta3">
        <table:table-source xlink:href="file:///C:/Windows%20NT%204.0%20Workstation%20Profile/ContinEHCS/PSSCI%20Comparison%202005.xls" table:table-name="VND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9" table:style-name="ta3">
        <table:table-source xlink:href="file:///C:/Windows%20NT%204.0%20Workstation%20Profile/ContinEHCS/PSSCI%20Comparison%202005.xls" table:table-name="Social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9" table:style-name="ta3">
        <table:table-source xlink:href="file:///C:/Windows%20NT%204.0%20Workstation%20Profile/ContinEHCS/PSSCI%20Comparison%202005.xls" table:table-name="CI_around_WLS_l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9" table:style-name="ta3">
        <table:table-source xlink:href="file:///C:/Windows%20NT%204.0%20Workstation%20Profile/ContinEHCS/PSSCI%20Comparison%202005.xls" table:table-name="CI_WLS_Eng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9" table:style-name="ta3">
        <table:table-source xlink:href="file:///C:/Windows%20NT%204.0%20Workstation%20Profile/ContinEHCS/PSSCI%20Comparison%202005.xls" table:table-name="CI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9" table:style-name="ta3">
        <table:table-source xlink:href="file:///C:/Windows%20NT%204.0%20Workstation%20Profile/ContinEHCS/PSSCI%20Comparison%202005.xls" table:table-name="CI_Soc_WLS_lin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9" table:style-name="ta3">
        <table:table-source xlink:href="file:///C:/Windows%20NT%204.0%20Workstation%20Profile/ContinEHCS/PSSCI%20Comparison%202005.xls" table:table-name="1991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9" table:style-name="ta3">
        <table:table-source xlink:href="file:///C:/Windows%20NT%204.0%20Workstation%20Profile/ContinEHCS/PSSCI%20Comparison%202005.xls" table:table-name="1996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9" table:style-name="ta3">
        <table:table-source xlink:href="file:///C:/Windows%20NT%204.0%20Workstation%20Profile/ContinEHCS/PSSCI%20Comparison%202005.xls" table:table-name="2001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9" table:style-name="ta3">
        <table:table-source xlink:href="file:///C:/Windows%20NT%204.0%20Workstation%20Profile/ContinEHCS/PSSCI%20Comparison%202005.xls" table:table-name="Costs_Comparison_(2)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0" table:style-name="ta3">
        <table:table-source xlink:href="file:///C:/Windows%20NT%204.0%20Workstation%20Profile/ContinEHCS/PSSCI%20Comparison%202005.xls" table:table-name="SE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0" table:style-name="ta3">
        <table:table-source xlink:href="file:///C:/Windows%20NT%204.0%20Workstation%20Profile/ContinEHCS/PSSCI%20Comparison%202005.xls" table:table-name="SE_v_Mod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0" table:style-name="ta3">
        <table:table-source xlink:href="file:///C:/Windows%20NT%204.0%20Workstation%20Profile/ContinEHCS/PSSCI%20Comparison%202005.xls" table:table-name="Mod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0" table:style-name="ta3">
        <table:table-source xlink:href="file:///C:/Windows%20NT%204.0%20Workstation%20Profile/ContinEHCS/PSSCI%20Comparison%202005.xls" table:table-name="V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0" table:style-name="ta3">
        <table:table-source xlink:href="file:///C:/Windows%20NT%204.0%20Workstation%20Profile/ContinEHCS/PSSCI%20Comparison%202005.xls" table:table-name="VND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0" table:style-name="ta3">
        <table:table-source xlink:href="file:///C:/Windows%20NT%204.0%20Workstation%20Profile/ContinEHCS/PSSCI%20Comparison%202005.xls" table:table-name="Social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0" table:style-name="ta3">
        <table:table-source xlink:href="file:///C:/Windows%20NT%204.0%20Workstation%20Profile/ContinEHCS/PSSCI%20Comparison%202005.xls" table:table-name="CI_around_WLS_l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0" table:style-name="ta3">
        <table:table-source xlink:href="file:///C:/Windows%20NT%204.0%20Workstation%20Profile/ContinEHCS/PSSCI%20Comparison%202005.xls" table:table-name="CI_WLS_Eng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0" table:style-name="ta3">
        <table:table-source xlink:href="file:///C:/Windows%20NT%204.0%20Workstation%20Profile/ContinEHCS/PSSCI%20Comparison%202005.xls" table:table-name="CI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0" table:style-name="ta3">
        <table:table-source xlink:href="file:///C:/Windows%20NT%204.0%20Workstation%20Profile/ContinEHCS/PSSCI%20Comparison%202005.xls" table:table-name="CI_Soc_WLS_line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0" table:style-name="ta3">
        <table:table-source xlink:href="file:///C:/Windows%20NT%204.0%20Workstation%20Profile/ContinEHCS/PSSCI%20Comparison%202005.xls" table:table-name="1991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0" table:style-name="ta3">
        <table:table-source xlink:href="file:///C:/Windows%20NT%204.0%20Workstation%20Profile/ContinEHCS/PSSCI%20Comparison%202005.xls" table:table-name="1996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0" table:style-name="ta3">
        <table:table-source xlink:href="file:///C:/Windows%20NT%204.0%20Workstation%20Profile/ContinEHCS/PSSCI%20Comparison%202005.xls" table:table-name="2001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0" table:style-name="ta3">
        <table:table-source xlink:href="file:///C:/Windows%20NT%204.0%20Workstation%20Profile/ContinEHCS/PSSCI%20Comparison%202005.xls" table:table-name="Costs_Comparison_(2)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1" table:style-name="ta3">
        <table:table-source xlink:href="file:///C:/Windows%20NT%204.0%20Workstation%20Profile/ContinEHCS/PSSCI%20Comparison%202005.xls" table:table-name="SE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1" table:style-name="ta3">
        <table:table-source xlink:href="file:///C:/Windows%20NT%204.0%20Workstation%20Profile/ContinEHCS/PSSCI%20Comparison%202005.xls" table:table-name="SE_v_Mod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1" table:style-name="ta3">
        <table:table-source xlink:href="file:///C:/Windows%20NT%204.0%20Workstation%20Profile/ContinEHCS/PSSCI%20Comparison%202005.xls" table:table-name="Mod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1" table:style-name="ta3">
        <table:table-source xlink:href="file:///C:/Windows%20NT%204.0%20Workstation%20Profile/ContinEHCS/PSSCI%20Comparison%202005.xls" table:table-name="V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1" table:style-name="ta3">
        <table:table-source xlink:href="file:///C:/Windows%20NT%204.0%20Workstation%20Profile/ContinEHCS/PSSCI%20Comparison%202005.xls" table:table-name="VND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1" table:style-name="ta3">
        <table:table-source xlink:href="file:///C:/Windows%20NT%204.0%20Workstation%20Profile/ContinEHCS/PSSCI%20Comparison%202005.xls" table:table-name="Social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1" table:style-name="ta3">
        <table:table-source xlink:href="file:///C:/Windows%20NT%204.0%20Workstation%20Profile/ContinEHCS/PSSCI%20Comparison%202005.xls" table:table-name="CI_around_WLS_l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1" table:style-name="ta3">
        <table:table-source xlink:href="file:///C:/Windows%20NT%204.0%20Workstation%20Profile/ContinEHCS/PSSCI%20Comparison%202005.xls" table:table-name="CI_WLS_Eng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1" table:style-name="ta3">
        <table:table-source xlink:href="file:///C:/Windows%20NT%204.0%20Workstation%20Profile/ContinEHCS/PSSCI%20Comparison%202005.xls" table:table-name="CI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1" table:style-name="ta3">
        <table:table-source xlink:href="file:///C:/Windows%20NT%204.0%20Workstation%20Profile/ContinEHCS/PSSCI%20Comparison%202005.xls" table:table-name="CI_Soc_WLS_lin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1" table:style-name="ta3">
        <table:table-source xlink:href="file:///C:/Windows%20NT%204.0%20Workstation%20Profile/ContinEHCS/PSSCI%20Comparison%202005.xls" table:table-name="1991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1" table:style-name="ta3">
        <table:table-source xlink:href="file:///C:/Windows%20NT%204.0%20Workstation%20Profile/ContinEHCS/PSSCI%20Comparison%202005.xls" table:table-name="1996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1" table:style-name="ta3">
        <table:table-source xlink:href="file:///C:/Windows%20NT%204.0%20Workstation%20Profile/ContinEHCS/PSSCI%20Comparison%202005.xls" table:table-name="2001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1" table:style-name="ta3">
        <table:table-source xlink:href="file:///C:/Windows%20NT%204.0%20Workstation%20Profile/ContinEHCS/PSSCI%20Comparison%202005.xls" table:table-name="Costs_Comparison_(2)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3" table:style-name="ta3">
        <table:table-source xlink:href="file:///C:/Windows%20NT%204.0%20Workstation%20Profile/ContinEHCS/PSSCI%20Comparison%202005.xls" table:table-name="SE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3" table:style-name="ta3">
        <table:table-source xlink:href="file:///C:/Windows%20NT%204.0%20Workstation%20Profile/ContinEHCS/PSSCI%20Comparison%202005.xls" table:table-name="SE_v_Mod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3" table:style-name="ta3">
        <table:table-source xlink:href="file:///C:/Windows%20NT%204.0%20Workstation%20Profile/ContinEHCS/PSSCI%20Comparison%202005.xls" table:table-name="Mod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3" table:style-name="ta3">
        <table:table-source xlink:href="file:///C:/Windows%20NT%204.0%20Workstation%20Profile/ContinEHCS/PSSCI%20Comparison%202005.xls" table:table-name="V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3" table:style-name="ta3">
        <table:table-source xlink:href="file:///C:/Windows%20NT%204.0%20Workstation%20Profile/ContinEHCS/PSSCI%20Comparison%202005.xls" table:table-name="VND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3" table:style-name="ta3">
        <table:table-source xlink:href="file:///C:/Windows%20NT%204.0%20Workstation%20Profile/ContinEHCS/PSSCI%20Comparison%202005.xls" table:table-name="Social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3" table:style-name="ta3">
        <table:table-source xlink:href="file:///C:/Windows%20NT%204.0%20Workstation%20Profile/ContinEHCS/PSSCI%20Comparison%202005.xls" table:table-name="CI_around_WLS_l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3" table:style-name="ta3">
        <table:table-source xlink:href="file:///C:/Windows%20NT%204.0%20Workstation%20Profile/ContinEHCS/PSSCI%20Comparison%202005.xls" table:table-name="CI_WLS_Eng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3" table:style-name="ta3">
        <table:table-source xlink:href="file:///C:/Windows%20NT%204.0%20Workstation%20Profile/ContinEHCS/PSSCI%20Comparison%202005.xls" table:table-name="CI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3" table:style-name="ta3">
        <table:table-source xlink:href="file:///C:/Windows%20NT%204.0%20Workstation%20Profile/ContinEHCS/PSSCI%20Comparison%202005.xls" table:table-name="CI_Soc_WLS_lin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3" table:style-name="ta3">
        <table:table-source xlink:href="file:///C:/Windows%20NT%204.0%20Workstation%20Profile/ContinEHCS/PSSCI%20Comparison%202005.xls" table:table-name="1991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3" table:style-name="ta3">
        <table:table-source xlink:href="file:///C:/Windows%20NT%204.0%20Workstation%20Profile/ContinEHCS/PSSCI%20Comparison%202005.xls" table:table-name="1996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3" table:style-name="ta3">
        <table:table-source xlink:href="file:///C:/Windows%20NT%204.0%20Workstation%20Profile/ContinEHCS/PSSCI%20Comparison%202005.xls" table:table-name="2001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3" table:style-name="ta3">
        <table:table-source xlink:href="file:///C:/Windows%20NT%204.0%20Workstation%20Profile/ContinEHCS/PSSCI%20Comparison%202005.xls" table:table-name="Costs_Comparison_(2)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2" table:style-name="ta3">
        <table:table-source xlink:href="file:///C:/Windows%20NT%204.0%20Workstation%20Profile/ContinEHCS/PSSCI%20Comparison%202005.xls" table:table-name="SE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2" table:style-name="ta3">
        <table:table-source xlink:href="file:///C:/Windows%20NT%204.0%20Workstation%20Profile/ContinEHCS/PSSCI%20Comparison%202005.xls" table:table-name="SE_v_Mod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2" table:style-name="ta3">
        <table:table-source xlink:href="file:///C:/Windows%20NT%204.0%20Workstation%20Profile/ContinEHCS/PSSCI%20Comparison%202005.xls" table:table-name="Mod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2" table:style-name="ta3">
        <table:table-source xlink:href="file:///C:/Windows%20NT%204.0%20Workstation%20Profile/ContinEHCS/PSSCI%20Comparison%202005.xls" table:table-name="V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2" table:style-name="ta3">
        <table:table-source xlink:href="file:///C:/Windows%20NT%204.0%20Workstation%20Profile/ContinEHCS/PSSCI%20Comparison%202005.xls" table:table-name="VND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2" table:style-name="ta3">
        <table:table-source xlink:href="file:///C:/Windows%20NT%204.0%20Workstation%20Profile/ContinEHCS/PSSCI%20Comparison%202005.xls" table:table-name="Social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2" table:style-name="ta3">
        <table:table-source xlink:href="file:///C:/Windows%20NT%204.0%20Workstation%20Profile/ContinEHCS/PSSCI%20Comparison%202005.xls" table:table-name="CI_around_WLS_l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2" table:style-name="ta3">
        <table:table-source xlink:href="file:///C:/Windows%20NT%204.0%20Workstation%20Profile/ContinEHCS/PSSCI%20Comparison%202005.xls" table:table-name="CI_WLS_Eng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2" table:style-name="ta3">
        <table:table-source xlink:href="file:///C:/Windows%20NT%204.0%20Workstation%20Profile/ContinEHCS/PSSCI%20Comparison%202005.xls" table:table-name="CI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2" table:style-name="ta3">
        <table:table-source xlink:href="file:///C:/Windows%20NT%204.0%20Workstation%20Profile/ContinEHCS/PSSCI%20Comparison%202005.xls" table:table-name="CI_Soc_WLS_lin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2" table:style-name="ta3">
        <table:table-source xlink:href="file:///C:/Windows%20NT%204.0%20Workstation%20Profile/ContinEHCS/PSSCI%20Comparison%202005.xls" table:table-name="1991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2" table:style-name="ta3">
        <table:table-source xlink:href="file:///C:/Windows%20NT%204.0%20Workstation%20Profile/ContinEHCS/PSSCI%20Comparison%202005.xls" table:table-name="1996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2" table:style-name="ta3">
        <table:table-source xlink:href="file:///C:/Windows%20NT%204.0%20Workstation%20Profile/ContinEHCS/PSSCI%20Comparison%202005.xls" table:table-name="2001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2" table:style-name="ta3">
        <table:table-source xlink:href="file:///C:/Windows%20NT%204.0%20Workstation%20Profile/ContinEHCS/PSSCI%20Comparison%202005.xls" table:table-name="Costs_Comparison_(2)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6" table:style-name="ta3">
        <table:table-source xlink:href="file:///C:/Windows%20NT%204.0%20Workstation%20Profile/ContinEHCS/PSSCI%20Comparison%202005.xls" table:table-name="SE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6" table:style-name="ta3">
        <table:table-source xlink:href="file:///C:/Windows%20NT%204.0%20Workstation%20Profile/ContinEHCS/PSSCI%20Comparison%202005.xls" table:table-name="SE_v_Mod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6" table:style-name="ta3">
        <table:table-source xlink:href="file:///C:/Windows%20NT%204.0%20Workstation%20Profile/ContinEHCS/PSSCI%20Comparison%202005.xls" table:table-name="Mod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6" table:style-name="ta3">
        <table:table-source xlink:href="file:///C:/Windows%20NT%204.0%20Workstation%20Profile/ContinEHCS/PSSCI%20Comparison%202005.xls" table:table-name="V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6" table:style-name="ta3">
        <table:table-source xlink:href="file:///C:/Windows%20NT%204.0%20Workstation%20Profile/ContinEHCS/PSSCI%20Comparison%202005.xls" table:table-name="VND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6" table:style-name="ta3">
        <table:table-source xlink:href="file:///C:/Windows%20NT%204.0%20Workstation%20Profile/ContinEHCS/PSSCI%20Comparison%202005.xls" table:table-name="Social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6" table:style-name="ta3">
        <table:table-source xlink:href="file:///C:/Windows%20NT%204.0%20Workstation%20Profile/ContinEHCS/PSSCI%20Comparison%202005.xls" table:table-name="CI_around_WLS_l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6" table:style-name="ta3">
        <table:table-source xlink:href="file:///C:/Windows%20NT%204.0%20Workstation%20Profile/ContinEHCS/PSSCI%20Comparison%202005.xls" table:table-name="CI_WLS_Eng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6" table:style-name="ta3">
        <table:table-source xlink:href="file:///C:/Windows%20NT%204.0%20Workstation%20Profile/ContinEHCS/PSSCI%20Comparison%202005.xls" table:table-name="CI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6" table:style-name="ta3">
        <table:table-source xlink:href="file:///C:/Windows%20NT%204.0%20Workstation%20Profile/ContinEHCS/PSSCI%20Comparison%202005.xls" table:table-name="CI_Soc_WLS_line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6" table:style-name="ta3">
        <table:table-source xlink:href="file:///C:/Windows%20NT%204.0%20Workstation%20Profile/ContinEHCS/PSSCI%20Comparison%202005.xls" table:table-name="1991_Variabl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6" table:style-name="ta3">
        <table:table-source xlink:href="file:///C:/Windows%20NT%204.0%20Workstation%20Profile/ContinEHCS/PSSCI%20Comparison%202005.xls" table:table-name="1996_Variabl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6" table:style-name="ta3">
        <table:table-source xlink:href="file:///C:/Windows%20NT%204.0%20Workstation%20Profile/ContinEHCS/PSSCI%20Comparison%202005.xls" table:table-name="2001_Variabl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6" table:style-name="ta3">
        <table:table-source xlink:href="file:///C:/Windows%20NT%204.0%20Workstation%20Profile/ContinEHCS/PSSCI%20Comparison%202005.xls" table:table-name="Costs_Comparison_(2)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4" table:style-name="ta3">
        <table:table-source xlink:href="file:///C:/Windows%20NT%204.0%20Workstation%20Profile/ContinEHCS/PSSCI%20Comparison%202005.xls" table:table-name="SE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4" table:style-name="ta3">
        <table:table-source xlink:href="file:///C:/Windows%20NT%204.0%20Workstation%20Profile/ContinEHCS/PSSCI%20Comparison%202005.xls" table:table-name="SE_v_Mod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4" table:style-name="ta3">
        <table:table-source xlink:href="file:///C:/Windows%20NT%204.0%20Workstation%20Profile/ContinEHCS/PSSCI%20Comparison%202005.xls" table:table-name="Mod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4" table:style-name="ta3">
        <table:table-source xlink:href="file:///C:/Windows%20NT%204.0%20Workstation%20Profile/ContinEHCS/PSSCI%20Comparison%202005.xls" table:table-name="V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4" table:style-name="ta3">
        <table:table-source xlink:href="file:///C:/Windows%20NT%204.0%20Workstation%20Profile/ContinEHCS/PSSCI%20Comparison%202005.xls" table:table-name="VND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4" table:style-name="ta3">
        <table:table-source xlink:href="file:///C:/Windows%20NT%204.0%20Workstation%20Profile/ContinEHCS/PSSCI%20Comparison%202005.xls" table:table-name="Social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4" table:style-name="ta3">
        <table:table-source xlink:href="file:///C:/Windows%20NT%204.0%20Workstation%20Profile/ContinEHCS/PSSCI%20Comparison%202005.xls" table:table-name="CI_around_WLS_l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4" table:style-name="ta3">
        <table:table-source xlink:href="file:///C:/Windows%20NT%204.0%20Workstation%20Profile/ContinEHCS/PSSCI%20Comparison%202005.xls" table:table-name="CI_WLS_Eng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4" table:style-name="ta3">
        <table:table-source xlink:href="file:///C:/Windows%20NT%204.0%20Workstation%20Profile/ContinEHCS/PSSCI%20Comparison%202005.xls" table:table-name="CI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4" table:style-name="ta3">
        <table:table-source xlink:href="file:///C:/Windows%20NT%204.0%20Workstation%20Profile/ContinEHCS/PSSCI%20Comparison%202005.xls" table:table-name="CI_Soc_WLS_lin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4" table:style-name="ta3">
        <table:table-source xlink:href="file:///C:/Windows%20NT%204.0%20Workstation%20Profile/ContinEHCS/PSSCI%20Comparison%202005.xls" table:table-name="1991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4" table:style-name="ta3">
        <table:table-source xlink:href="file:///C:/Windows%20NT%204.0%20Workstation%20Profile/ContinEHCS/PSSCI%20Comparison%202005.xls" table:table-name="1996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4" table:style-name="ta3">
        <table:table-source xlink:href="file:///C:/Windows%20NT%204.0%20Workstation%20Profile/ContinEHCS/PSSCI%20Comparison%202005.xls" table:table-name="2001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4" table:style-name="ta3">
        <table:table-source xlink:href="file:///C:/Windows%20NT%204.0%20Workstation%20Profile/ContinEHCS/PSSCI%20Comparison%202005.xls" table:table-name="Costs_Comparison_(2)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5" table:style-name="ta3">
        <table:table-source xlink:href="file:///C:/Windows%20NT%204.0%20Workstation%20Profile/ContinEHCS/PSSCI%20Comparison%202005.xls" table:table-name="SE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5" table:style-name="ta3">
        <table:table-source xlink:href="file:///C:/Windows%20NT%204.0%20Workstation%20Profile/ContinEHCS/PSSCI%20Comparison%202005.xls" table:table-name="SE_v_Mod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5" table:style-name="ta3">
        <table:table-source xlink:href="file:///C:/Windows%20NT%204.0%20Workstation%20Profile/ContinEHCS/PSSCI%20Comparison%202005.xls" table:table-name="Mod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5" table:style-name="ta3">
        <table:table-source xlink:href="file:///C:/Windows%20NT%204.0%20Workstation%20Profile/ContinEHCS/PSSCI%20Comparison%202005.xls" table:table-name="V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5" table:style-name="ta3">
        <table:table-source xlink:href="file:///C:/Windows%20NT%204.0%20Workstation%20Profile/ContinEHCS/PSSCI%20Comparison%202005.xls" table:table-name="VND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5" table:style-name="ta3">
        <table:table-source xlink:href="file:///C:/Windows%20NT%204.0%20Workstation%20Profile/ContinEHCS/PSSCI%20Comparison%202005.xls" table:table-name="Social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5" table:style-name="ta3">
        <table:table-source xlink:href="file:///C:/Windows%20NT%204.0%20Workstation%20Profile/ContinEHCS/PSSCI%20Comparison%202005.xls" table:table-name="CI_around_WLS_l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5" table:style-name="ta3">
        <table:table-source xlink:href="file:///C:/Windows%20NT%204.0%20Workstation%20Profile/ContinEHCS/PSSCI%20Comparison%202005.xls" table:table-name="CI_WLS_Eng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5" table:style-name="ta3">
        <table:table-source xlink:href="file:///C:/Windows%20NT%204.0%20Workstation%20Profile/ContinEHCS/PSSCI%20Comparison%202005.xls" table:table-name="CI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5" table:style-name="ta3">
        <table:table-source xlink:href="file:///C:/Windows%20NT%204.0%20Workstation%20Profile/ContinEHCS/PSSCI%20Comparison%202005.xls" table:table-name="CI_Soc_WLS_lin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5" table:style-name="ta3">
        <table:table-source xlink:href="file:///C:/Windows%20NT%204.0%20Workstation%20Profile/ContinEHCS/PSSCI%20Comparison%202005.xls" table:table-name="1991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5" table:style-name="ta3">
        <table:table-source xlink:href="file:///C:/Windows%20NT%204.0%20Workstation%20Profile/ContinEHCS/PSSCI%20Comparison%202005.xls" table:table-name="1996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5" table:style-name="ta3">
        <table:table-source xlink:href="file:///C:/Windows%20NT%204.0%20Workstation%20Profile/ContinEHCS/PSSCI%20Comparison%202005.xls" table:table-name="2001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5" table:style-name="ta3">
        <table:table-source xlink:href="file:///C:/Windows%20NT%204.0%20Workstation%20Profile/ContinEHCS/PSSCI%20Comparison%202005.xls" table:table-name="Costs_Comparison_(2)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7" table:style-name="ta3">
        <table:table-source xlink:href="file:///C:/Windows%20NT%204.0%20Workstation%20Profile/ContinEHCS/PSSCI%20Comparison%202005.xls" table:table-name="SE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7" table:style-name="ta3">
        <table:table-source xlink:href="file:///C:/Windows%20NT%204.0%20Workstation%20Profile/ContinEHCS/PSSCI%20Comparison%202005.xls" table:table-name="SE_v_Mod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7" table:style-name="ta3">
        <table:table-source xlink:href="file:///C:/Windows%20NT%204.0%20Workstation%20Profile/ContinEHCS/PSSCI%20Comparison%202005.xls" table:table-name="Mod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7" table:style-name="ta3">
        <table:table-source xlink:href="file:///C:/Windows%20NT%204.0%20Workstation%20Profile/ContinEHCS/PSSCI%20Comparison%202005.xls" table:table-name="V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7" table:style-name="ta3">
        <table:table-source xlink:href="file:///C:/Windows%20NT%204.0%20Workstation%20Profile/ContinEHCS/PSSCI%20Comparison%202005.xls" table:table-name="VND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7" table:style-name="ta3">
        <table:table-source xlink:href="file:///C:/Windows%20NT%204.0%20Workstation%20Profile/ContinEHCS/PSSCI%20Comparison%202005.xls" table:table-name="Social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7" table:style-name="ta3">
        <table:table-source xlink:href="file:///C:/Windows%20NT%204.0%20Workstation%20Profile/ContinEHCS/PSSCI%20Comparison%202005.xls" table:table-name="CI_around_WLS_l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7" table:style-name="ta3">
        <table:table-source xlink:href="file:///C:/Windows%20NT%204.0%20Workstation%20Profile/ContinEHCS/PSSCI%20Comparison%202005.xls" table:table-name="CI_WLS_Eng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7" table:style-name="ta3">
        <table:table-source xlink:href="file:///C:/Windows%20NT%204.0%20Workstation%20Profile/ContinEHCS/PSSCI%20Comparison%202005.xls" table:table-name="CI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7" table:style-name="ta3">
        <table:table-source xlink:href="file:///C:/Windows%20NT%204.0%20Workstation%20Profile/ContinEHCS/PSSCI%20Comparison%202005.xls" table:table-name="CI_Soc_WLS_line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7" table:style-name="ta3">
        <table:table-source xlink:href="file:///C:/Windows%20NT%204.0%20Workstation%20Profile/ContinEHCS/PSSCI%20Comparison%202005.xls" table:table-name="1991_Variabl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7" table:style-name="ta3">
        <table:table-source xlink:href="file:///C:/Windows%20NT%204.0%20Workstation%20Profile/ContinEHCS/PSSCI%20Comparison%202005.xls" table:table-name="1996_Variabl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7" table:style-name="ta3">
        <table:table-source xlink:href="file:///C:/Windows%20NT%204.0%20Workstation%20Profile/ContinEHCS/PSSCI%20Comparison%202005.xls" table:table-name="2001_Variabl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7" table:style-name="ta3">
        <table:table-source xlink:href="file:///C:/Windows%20NT%204.0%20Workstation%20Profile/ContinEHCS/PSSCI%20Comparison%202005.xls" table:table-name="Costs_Comparison_(2)27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aq" table:expression="of:=[.#REF!]" table:base-cell-address="List_of_contents.$A$1"/>
        <table:named-range table:name="b" table:cell-range-address="'file:///C:/Windows%20NT%204.0%20Workstation%20Profile/ContinEHCS/ContinEHCS/Regional%20Report/Dwelling%20EHCS%202004.xls'#CI_pri_WLS_line.$G$3" table:base-cell-address="List_of_contents.$A$1"/>
        <table:named-range table:name="d" table:cell-range-address="'file:///C:/Windows%20NT%204.0%20Workstation%20Profile/ContinEHCS/PSSCI%20Comparison%202005.xls'#CI_around_WLS_line.$G$3" table:base-cell-address="List_of_contents.$A$1"/>
        <table:named-expression table:name="e" table:expression="of:=[.#REF!]" table:base-cell-address="List_of_contents.$A$1"/>
        <table:named-expression table:name="lab" table:expression="of:=[.#REF!]" table:base-cell-address="List_of_contents.$A$1"/>
        <table:named-expression table:name="LABELS" table:expression="of:=[.#REF!]" table:base-cell-address="List_of_contents.$A$1"/>
        <table:named-range table:name="m" table:cell-range-address="'file:///C:/Windows%20NT%204.0%20Workstation%20Profile/ContinEHCS/ContinEHCS/Regional%20Report/Dwelling%20EHCS%202004.xls'#CI_pri_WLS_line.$G$2" table:base-cell-address="List_of_contents.$A$1"/>
        <table:named-range table:name="y" table:cell-range-address="'file:///C:/Windows%20NT%204.0%20Workstation%20Profile/ContinEHCS/PSSCI%20Comparison%202005.xls'#CI_around_WLS_line.$G$2" table:base-cell-address="List_of_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1" number:min-decimal-places="1" number:min-integer-digits="1"/>
    </number:number-style>
    <number:number-style style:name="N37">
      <number:number number:decimal-places="1" number:min-decimal-places="1" number:min-integer-digits="0"/>
    </number:number-style>
    <number:number-style style:name="N38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2" number:min-decimal-places="2" number:min-integer-digits="0"/>
    </number:number-style>
    <number:number-style style:name="N40">
      <number:number number:decimal-places="3" number:min-decimal-places="3" number:min-integer-digits="0"/>
    </number:number-style>
    <number:number-style style:name="N41">
      <number:number number:decimal-places="7" number:min-decimal-places="7" number:min-integer-digits="0"/>
    </number:number-style>
    <number:number-style style:name="N42">
      <number:number number:decimal-places="7" number:min-decimal-places="7" number:min-integer-digits="1"/>
    </number:number-style>
    <number:number-style style:name="N43">
      <number:number number:decimal-places="9" number:min-decimal-places="9" number:min-integer-digits="0"/>
    </number:number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text> </number:text>
      <number:number number:decimal-places="2" number:min-decimal-places="2" number:min-integer-digits="1" number:grouping="true"/>
      <number:text> </number:text>
    </number:number-style>
    <number:number-style style:name="N46P1">
      <number:text> (</number:text>
      <number:number number:decimal-places="2" number:min-decimal-places="2" number:min-integer-digits="1" number:grouping="true"/>
      <number:text>)</number:text>
    </number:number-style>
    <number:number-style style:name="N46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7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currency-style style:name="N48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48P1" number:language="en" number:country="GB">
      <number:text> </number:text>
      <number:currency-symbol number:language="en" number:country="GB">£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48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49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49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0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0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currency-style style:name="N51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1P1" number:language="en" number:country="GB">
      <number:text> </number:text>
      <number:currency-symbol number:language="en" number:country="GB">£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51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_50_0_37__32_-_32_Accent1_32_2" style:display-name="20% - Accent1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808080" fo:background-color="#FFFFFF"/>
      <style:text-properties fo:color="#6600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44"/>
    <style:style style:name="Comma_32_10" style:display-name="Comma 10" style:family="table-cell" style:data-style-name="N45"/>
    <style:style style:name="Comma_32_2" style:display-name="Comma 2" style:family="table-cell" style:data-style-name="N46"/>
    <style:style style:name="Comma_32_2_32_2" style:display-name="Comma 2 2" style:family="table-cell" style:data-style-name="N46"/>
    <style:style style:name="Comma_32_2_32_2_32_2" style:display-name="Comma 2 2 2" style:family="table-cell" style:data-style-name="N46"/>
    <style:style style:name="Comma_32_2_32_2_32_2_32_2" style:display-name="Comma 2 2 2 2" style:family="table-cell" style:data-style-name="N44"/>
    <style:style style:name="Comma_32_2_32_2_32_2_32_2_32_2" style:display-name="Comma 2 2 2 2 2" style:family="table-cell" style:data-style-name="N45"/>
    <style:style style:name="Comma_32_2_32_2_32_2_32_3" style:display-name="Comma 2 2 2 3" style:family="table-cell" style:data-style-name="N47"/>
    <style:style style:name="Comma_32_2_32_2_32_3" style:display-name="Comma 2 2 3" style:family="table-cell" style:data-style-name="N44"/>
    <style:style style:name="Comma_32_2_32_2_32_3_32_2" style:display-name="Comma 2 2 3 2" style:family="table-cell" style:data-style-name="N45"/>
    <style:style style:name="Comma_32_2_32_2_32_4" style:display-name="Comma 2 2 4" style:family="table-cell" style:data-style-name="N47"/>
    <style:style style:name="Comma_32_2_32_3" style:display-name="Comma 2 3" style:family="table-cell" style:data-style-name="N46"/>
    <style:style style:name="Comma_32_2_32_3_32_2" style:display-name="Comma 2 3 2" style:family="table-cell" style:data-style-name="N44"/>
    <style:style style:name="Comma_32_2_32_3_32_2_32_2" style:display-name="Comma 2 3 2 2" style:family="table-cell" style:data-style-name="N45"/>
    <style:style style:name="Comma_32_2_32_3_32_3" style:display-name="Comma 2 3 3" style:family="table-cell" style:data-style-name="N47"/>
    <style:style style:name="Comma_32_2_32_4" style:display-name="Comma 2 4" style:family="table-cell" style:data-style-name="N44"/>
    <style:style style:name="Comma_32_2_32_4_32_2" style:display-name="Comma 2 4 2" style:family="table-cell" style:data-style-name="N45"/>
    <style:style style:name="Comma_32_2_32_5" style:display-name="Comma 2 5" style:family="table-cell" style:data-style-name="N47"/>
    <style:style style:name="Comma_32_3" style:display-name="Comma 3" style:family="table-cell" style:data-style-name="N46"/>
    <style:style style:name="Comma_32_3_32_2" style:display-name="Comma 3 2" style:family="table-cell" style:data-style-name="N46"/>
    <style:style style:name="Comma_32_3_32_2_32_2" style:display-name="Comma 3 2 2" style:family="table-cell" style:data-style-name="N44"/>
    <style:style style:name="Comma_32_3_32_2_32_2_32_2" style:display-name="Comma 3 2 2 2" style:family="table-cell" style:data-style-name="N45"/>
    <style:style style:name="Comma_32_3_32_2_32_3" style:display-name="Comma 3 2 3" style:family="table-cell" style:data-style-name="N44"/>
    <style:style style:name="Comma_32_3_32_2_32_3_32_2" style:display-name="Comma 3 2 3 2" style:family="table-cell" style:data-style-name="N45"/>
    <style:style style:name="Comma_32_3_32_2_32_4" style:display-name="Comma 3 2 4" style:family="table-cell" style:data-style-name="N47"/>
    <style:style style:name="Comma_32_3_32_3" style:display-name="Comma 3 3" style:family="table-cell" style:data-style-name="N44"/>
    <style:style style:name="Comma_32_3_32_3_32_2" style:display-name="Comma 3 3 2" style:family="table-cell" style:data-style-name="N45"/>
    <style:style style:name="Comma_32_3_32_4" style:display-name="Comma 3 4" style:family="table-cell" style:data-style-name="N47"/>
    <style:style style:name="Comma_32_4" style:display-name="Comma 4" style:family="table-cell" style:data-style-name="N46"/>
    <style:style style:name="Comma_32_4_32_2" style:display-name="Comma 4 2" style:family="table-cell" style:data-style-name="N46"/>
    <style:style style:name="Comma_32_4_32_2_32_2" style:display-name="Comma 4 2 2" style:family="table-cell" style:data-style-name="N44"/>
    <style:style style:name="Comma_32_4_32_2_32_2_32_2" style:display-name="Comma 4 2 2 2" style:family="table-cell" style:data-style-name="N45"/>
    <style:style style:name="Comma_32_4_32_2_32_3" style:display-name="Comma 4 2 3" style:family="table-cell" style:data-style-name="N47"/>
    <style:style style:name="Comma_32_4_32_3" style:display-name="Comma 4 3" style:family="table-cell" style:data-style-name="N44"/>
    <style:style style:name="Comma_32_4_32_3_32_2" style:display-name="Comma 4 3 2" style:family="table-cell" style:data-style-name="N45"/>
    <style:style style:name="Comma_32_4_32_4" style:display-name="Comma 4 4" style:family="table-cell" style:data-style-name="N47"/>
    <style:style style:name="Comma_32_5" style:display-name="Comma 5" style:family="table-cell" style:data-style-name="N46"/>
    <style:style style:name="Comma_32_5_32_2" style:display-name="Comma 5 2" style:family="table-cell" style:data-style-name="N46"/>
    <style:style style:name="Comma_32_5_32_2_32_2" style:display-name="Comma 5 2 2" style:family="table-cell" style:data-style-name="N44"/>
    <style:style style:name="Comma_32_5_32_2_32_2_32_2" style:display-name="Comma 5 2 2 2" style:family="table-cell" style:data-style-name="N45"/>
    <style:style style:name="Comma_32_5_32_2_32_3" style:display-name="Comma 5 2 3" style:family="table-cell" style:data-style-name="N47"/>
    <style:style style:name="Comma_32_5_32_3" style:display-name="Comma 5 3" style:family="table-cell" style:data-style-name="N44"/>
    <style:style style:name="Comma_32_5_32_3_32_2" style:display-name="Comma 5 3 2" style:family="table-cell" style:data-style-name="N45"/>
    <style:style style:name="Comma_32_5_32_4" style:display-name="Comma 5 4" style:family="table-cell" style:data-style-name="N47"/>
    <style:style style:name="Comma_32_6" style:display-name="Comma 6" style:family="table-cell" style:data-style-name="N46"/>
    <style:style style:name="Comma_32_6_32_2" style:display-name="Comma 6 2" style:family="table-cell" style:data-style-name="N44"/>
    <style:style style:name="Comma_32_6_32_2_32_2" style:display-name="Comma 6 2 2" style:family="table-cell" style:data-style-name="N45"/>
    <style:style style:name="Comma_32_6_32_3" style:display-name="Comma 6 3" style:family="table-cell" style:data-style-name="N47"/>
    <style:style style:name="Comma_32_7" style:display-name="Comma 7" style:family="table-cell" style:data-style-name="N46"/>
    <style:style style:name="Comma_32_7_32_2" style:display-name="Comma 7 2" style:family="table-cell" style:data-style-name="N44"/>
    <style:style style:name="Comma_32_7_32_2_32_2" style:display-name="Comma 7 2 2" style:family="table-cell" style:data-style-name="N45"/>
    <style:style style:name="Comma_32_7_32_3" style:display-name="Comma 7 3" style:family="table-cell" style:data-style-name="N47"/>
    <style:style style:name="Comma_32_8" style:display-name="Comma 8" style:family="table-cell" style:data-style-name="N46"/>
    <style:style style:name="Comma_32_8_32_2" style:display-name="Comma 8 2" style:family="table-cell" style:data-style-name="N44"/>
    <style:style style:name="Comma_32_8_32_2_32_2" style:display-name="Comma 8 2 2" style:family="table-cell" style:data-style-name="N45"/>
    <style:style style:name="Comma_32_8_32_3" style:display-name="Comma 8 3" style:family="table-cell" style:data-style-name="N44"/>
    <style:style style:name="Comma_32_8_32_3_32_2" style:display-name="Comma 8 3 2" style:family="table-cell" style:data-style-name="N45"/>
    <style:style style:name="Comma_32_8_32_4" style:display-name="Comma 8 4" style:family="table-cell" style:data-style-name="N47"/>
    <style:style style:name="Comma_32_9" style:display-name="Comma 9" style:family="table-cell" style:data-style-name="N44"/>
    <style:style style:name="Comma_32_9_32_2" style:display-name="Comma 9 2" style:family="table-cell" style:data-style-name="N45"/>
    <style:style style:name="Currency_32_2" style:display-name="Currency 2" style:family="table-cell" style:data-style-name="N48"/>
    <style:style style:name="Currency_32_2_32_2" style:display-name="Currency 2 2" style:family="table-cell" style:data-style-name="N49"/>
    <style:style style:name="Currency_32_2_32_2_32_2" style:display-name="Currency 2 2 2" style:family="table-cell" style:data-style-name="N50"/>
    <style:style style:name="Currency_32_2_32_3" style:display-name="Currency 2 3" style:family="table-cell" style:data-style-name="N51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993366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660066" fo:border-left="none" fo:border-right="none"/>
      <style:text-properties fo:color="#660066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Xl0000052" style:display-name="Normal 3_Xl000005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AT1.1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1_32_2" style:display-name="Normal_Sheet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6" style:display-name="Percent 16" style:family="table-cell" style:data-style-name="N13"/>
    <style:style style:name="Percent_32_16_32_2" style:display-name="Percent 16 2" style:family="table-cell" style:data-style-name="N13"/>
    <style:style style:name="Percent_32_18" style:display-name="Percent 18" style:family="table-cell" style:data-style-name="N13"/>
    <style:style style:name="Percent_32_18_32_2" style:display-name="Percent 18 2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3" style:display-name="Percent 5 3" style:family="table-cell" style:data-style-name="N13"/>
    <style:style style:name="Percent_32_6" style:display-name="Percent 6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style143601848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6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69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03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0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7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8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4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1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6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9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1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4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6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2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195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05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1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9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33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9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56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6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9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itle_32_2" style:display-name="Title 2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CCFFFF" fo:border-bottom="thin double #CCFFFF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/>
    <dc:description/>
    <dc:subject/>
    <meta:initial-creator>Scott Edgar</meta:initial-creator>
    <dc:creator>Poppy Azmi</dc:creator>
    <meta:creation-date>2017-11-30T14:23:04Z</meta:creation-date>
    <dc:date>2023-12-12T13:18:13Z</dc:date>
    <meta:print-date>2022-11-09T14:07:42Z</meta:print-date>
    <meta:editing-duration>PT0S</meta:editing-duration>
    <meta:user-defined meta:name="docIndexRef">ffcdd206-d58b-42b2-a8b9-486f541706c6</meta:user-defined>
    <meta:user-defined meta:name="bjSaver">vAdqP+5tRgJUiLs595TOHHQTrbZpKYrd</meta:user-defined>
    <meta:user-defined meta:name="bjDocumentSecurityLabel">No Marking</meta:user-defined>
    <meta:user-defined meta:name="ContentTypeId">0x010100ECCB7E1F660E4D499F35AD51896216AD</meta:user-defined>
  </office:meta>
</office:document-meta>
</file>